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3717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2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_consum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z_m</text:p>
          </table:table-cell>
          <table:table-cell office:value-type="string" calcext:value-type="string">
            <text:p>initial_energy_J</text:p>
          </table:table-cell>
          <table:table-cell office:value-type="string" calcext:value-type="string">
            <text:p>remaining_energy_J</text:p>
          </table:table-cell>
          <table:table-cell office:value-type="string" calcext:value-type="string">
            <text:p>consumed_energy_J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41" calcext:value-type="float">
            <text:p>9998.941</text:p>
          </table:table-cell>
          <table:table-cell office:value-type="float" office:value="1.059" calcext:value-type="float">
            <text:p>1.0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" calcext:value-type="float">
            <text:p>9998.7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1" calcext:value-type="float">
            <text:p>9999.421</text:p>
          </table:table-cell>
          <table:table-cell office:value-type="float" office:value="0.579" calcext:value-type="float">
            <text:p>0.5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" calcext:value-type="float">
            <text:p>9999.42</text:p>
          </table:table-cell>
          <table:table-cell office:value-type="float" office:value="0.58" calcext:value-type="float">
            <text:p>0.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27" calcext:value-type="float">
            <text:p>9999.827</text:p>
          </table:table-cell>
          <table:table-cell office:value-type="float" office:value="0.173" calcext:value-type="float">
            <text:p>0.1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8" calcext:value-type="float">
            <text:p>9999.768</text:p>
          </table:table-cell>
          <table:table-cell office:value-type="float" office:value="0.232" calcext:value-type="float">
            <text:p>0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99" calcext:value-type="float">
            <text:p>9999.699</text:p>
          </table:table-cell>
          <table:table-cell office:value-type="float" office:value="0.301" calcext:value-type="float">
            <text:p>0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92" calcext:value-type="float">
            <text:p>9999.792</text:p>
          </table:table-cell>
          <table:table-cell office:value-type="float" office:value="0.208" calcext:value-type="float">
            <text:p>0.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5" calcext:value-type="float">
            <text:p>9999.285</text:p>
          </table:table-cell>
          <table:table-cell office:value-type="float" office:value="0.715" calcext:value-type="float">
            <text:p>0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3" calcext:value-type="float">
            <text:p>9999.283</text:p>
          </table:table-cell>
          <table:table-cell office:value-type="float" office:value="0.717" calcext:value-type="float">
            <text:p>0.7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7" calcext:value-type="float">
            <text:p>9999.747</text:p>
          </table:table-cell>
          <table:table-cell office:value-type="float" office:value="0.253" calcext:value-type="float">
            <text:p>0.2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1" calcext:value-type="float">
            <text:p>9999.581</text:p>
          </table:table-cell>
          <table:table-cell office:value-type="float" office:value="0.419" calcext:value-type="float">
            <text:p>0.4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5" calcext:value-type="float">
            <text:p>9999.745</text:p>
          </table:table-cell>
          <table:table-cell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9" calcext:value-type="float">
            <text:p>9999.359</text:p>
          </table:table-cell>
          <table:table-cell office:value-type="float" office:value="0.641" calcext:value-type="float">
            <text:p>0.6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5" calcext:value-type="float">
            <text:p>9999.745</text:p>
          </table:table-cell>
          <table:table-cell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65" calcext:value-type="float">
            <text:p>9999.065</text:p>
          </table:table-cell>
          <table:table-cell office:value-type="float" office:value="0.935" calcext:value-type="float">
            <text:p>0.93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8" calcext:value-type="float">
            <text:p>9999.768</text:p>
          </table:table-cell>
          <table:table-cell office:value-type="float" office:value="0.232" calcext:value-type="float">
            <text:p>0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3" calcext:value-type="float">
            <text:p>9999.653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26" calcext:value-type="float">
            <text:p>9999.226</text:p>
          </table:table-cell>
          <table:table-cell office:value-type="float" office:value="0.774" calcext:value-type="float">
            <text:p>0.7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4" calcext:value-type="float">
            <text:p>9999.234</text:p>
          </table:table-cell>
          <table:table-cell office:value-type="float" office:value="0.766" calcext:value-type="float">
            <text:p>0.7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1" calcext:value-type="float">
            <text:p>9999.861</text:p>
          </table:table-cell>
          <table:table-cell office:value-type="float" office:value="0.139" calcext:value-type="float">
            <text:p>0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7" calcext:value-type="float">
            <text:p>9999.747</text:p>
          </table:table-cell>
          <table:table-cell office:value-type="float" office:value="0.253" calcext:value-type="float">
            <text:p>0.2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3" calcext:value-type="float">
            <text:p>9999.443</text:p>
          </table:table-cell>
          <table:table-cell office:value-type="float" office:value="0.557" calcext:value-type="float">
            <text:p>0.5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15" calcext:value-type="float">
            <text:p>9999.815</text:p>
          </table:table-cell>
          <table:table-cell office:value-type="float" office:value="0.185" calcext:value-type="float">
            <text:p>0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92" calcext:value-type="float">
            <text:p>9999.792</text:p>
          </table:table-cell>
          <table:table-cell office:value-type="float" office:value="0.208" calcext:value-type="float">
            <text:p>0.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1" calcext:value-type="float">
            <text:p>9999.861</text:p>
          </table:table-cell>
          <table:table-cell office:value-type="float" office:value="0.139" calcext:value-type="float">
            <text:p>0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4" calcext:value-type="float">
            <text:p>9999.584</text:p>
          </table:table-cell>
          <table:table-cell office:value-type="float" office:value="0.416" calcext:value-type="float">
            <text:p>0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42" calcext:value-type="float">
            <text:p>9997.642</text:p>
          </table:table-cell>
          <table:table-cell office:value-type="float" office:value="2.358" calcext:value-type="float">
            <text:p>2.3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06" calcext:value-type="float">
            <text:p>9997.606</text:p>
          </table:table-cell>
          <table:table-cell office:value-type="float" office:value="2.394" calcext:value-type="float">
            <text:p>2.3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" calcext:value-type="float">
            <text:p>9998.9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42" calcext:value-type="float">
            <text:p>9999.142</text:p>
          </table:table-cell>
          <table:table-cell office:value-type="float" office:value="0.858" calcext:value-type="float">
            <text:p>0.8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2" calcext:value-type="float">
            <text:p>9998.522</text:p>
          </table:table-cell>
          <table:table-cell office:value-type="float" office:value="1.478" calcext:value-type="float">
            <text:p>1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" calcext:value-type="float">
            <text:p>9998.84</text:p>
          </table:table-cell>
          <table:table-cell office:value-type="float" office:value="1.16" calcext:value-type="float">
            <text:p>1.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96" calcext:value-type="float">
            <text:p>9999.596</text:p>
          </table:table-cell>
          <table:table-cell office:value-type="float" office:value="0.404" calcext:value-type="float">
            <text:p>0.4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4" calcext:value-type="float">
            <text:p>9998.754</text:p>
          </table:table-cell>
          <table:table-cell office:value-type="float" office:value="1.246" calcext:value-type="float">
            <text:p>1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6" calcext:value-type="float">
            <text:p>9998.936</text:p>
          </table:table-cell>
          <table:table-cell office:value-type="float" office:value="1.064" calcext:value-type="float">
            <text:p>1.0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" calcext:value-type="float">
            <text:p>9999.56</text:p>
          </table:table-cell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7" calcext:value-type="float">
            <text:p>9999.397</text:p>
          </table:table-cell>
          <table:table-cell office:value-type="float" office:value="0.603" calcext:value-type="float">
            <text:p>0.6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3" calcext:value-type="float">
            <text:p>9999.583</text:p>
          </table:table-cell>
          <table:table-cell office:value-type="float" office:value="0.417" calcext:value-type="float">
            <text:p>0.4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5" calcext:value-type="float">
            <text:p>9998.565</text:p>
          </table:table-cell>
          <table:table-cell office:value-type="float" office:value="1.435" calcext:value-type="float">
            <text:p>1.4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3" calcext:value-type="float">
            <text:p>9999.493</text:p>
          </table:table-cell>
          <table:table-cell office:value-type="float" office:value="0.507" calcext:value-type="float">
            <text:p>0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87" calcext:value-type="float">
            <text:p>9999.187</text:p>
          </table:table-cell>
          <table:table-cell office:value-type="float" office:value="0.813" calcext:value-type="float">
            <text:p>0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8" calcext:value-type="float">
            <text:p>9999.48</text:p>
          </table:table-cell>
          <table:table-cell office:value-type="float" office:value="0.52" calcext:value-type="float">
            <text:p>0.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18" calcext:value-type="float">
            <text:p>9998.718</text:p>
          </table:table-cell>
          <table:table-cell office:value-type="float" office:value="1.282" calcext:value-type="float">
            <text:p>1.2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7" calcext:value-type="float">
            <text:p>9999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7" calcext:value-type="float">
            <text:p>9997.687</text:p>
          </table:table-cell>
          <table:table-cell office:value-type="float" office:value="2.313" calcext:value-type="float">
            <text:p>2.3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3" calcext:value-type="float">
            <text:p>9999.583</text:p>
          </table:table-cell>
          <table:table-cell office:value-type="float" office:value="0.417" calcext:value-type="float">
            <text:p>0.4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64" calcext:value-type="float">
            <text:p>9999.364</text:p>
          </table:table-cell>
          <table:table-cell office:value-type="float" office:value="0.636" calcext:value-type="float">
            <text:p>0.6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4" calcext:value-type="float">
            <text:p>9998.44</text:p>
          </table:table-cell>
          <table:table-cell office:value-type="float" office:value="1.56" calcext:value-type="float">
            <text:p>1.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" calcext:value-type="float">
            <text:p>9999.56</text:p>
          </table:table-cell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68" calcext:value-type="float">
            <text:p>9998.468</text:p>
          </table:table-cell>
          <table:table-cell office:value-type="float" office:value="1.532" calcext:value-type="float">
            <text:p>1.5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" calcext:value-type="float">
            <text:p>9999.7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3" calcext:value-type="float">
            <text:p>9999.493</text:p>
          </table:table-cell>
          <table:table-cell office:value-type="float" office:value="0.507" calcext:value-type="float">
            <text:p>0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" calcext:value-type="float">
            <text:p>9998.75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6" calcext:value-type="float">
            <text:p>9999.746</text:p>
          </table:table-cell>
          <table:table-cell office:value-type="float" office:value="0.254" calcext:value-type="float">
            <text:p>0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7" calcext:value-type="float">
            <text:p>9998.707</text:p>
          </table:table-cell>
          <table:table-cell office:value-type="float" office:value="1.293" calcext:value-type="float">
            <text:p>1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" calcext:value-type="float">
            <text:p>9999.56</text:p>
          </table:table-cell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76" calcext:value-type="float">
            <text:p>9999.676</text:p>
          </table:table-cell>
          <table:table-cell office:value-type="float" office:value="0.324" calcext:value-type="float">
            <text:p>0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4" calcext:value-type="float">
            <text:p>9998.614</text:p>
          </table:table-cell>
          <table:table-cell office:value-type="float" office:value="1.386" calcext:value-type="float">
            <text:p>1.3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1" calcext:value-type="float">
            <text:p>9999.211</text:p>
          </table:table-cell>
          <table:table-cell office:value-type="float" office:value="0.789" calcext:value-type="float">
            <text:p>0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1" calcext:value-type="float">
            <text:p>9999.211</text:p>
          </table:table-cell>
          <table:table-cell office:value-type="float" office:value="0.789" calcext:value-type="float">
            <text:p>0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" calcext:value-type="float">
            <text:p>9999.7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42" calcext:value-type="float">
            <text:p>9996.342</text:p>
          </table:table-cell>
          <table:table-cell office:value-type="float" office:value="3.658" calcext:value-type="float">
            <text:p>3.6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11" calcext:value-type="float">
            <text:p>9996.511</text:p>
          </table:table-cell>
          <table:table-cell office:value-type="float" office:value="3.489" calcext:value-type="float">
            <text:p>3.4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67" calcext:value-type="float">
            <text:p>9998.367</text:p>
          </table:table-cell>
          <table:table-cell office:value-type="float" office:value="1.633" calcext:value-type="float">
            <text:p>1.6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4" calcext:value-type="float">
            <text:p>9998.724</text:p>
          </table:table-cell>
          <table:table-cell office:value-type="float" office:value="1.276" calcext:value-type="float">
            <text:p>1.2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9" calcext:value-type="float">
            <text:p>9997.829</text:p>
          </table:table-cell>
          <table:table-cell office:value-type="float" office:value="2.171" calcext:value-type="float">
            <text:p>2.1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59" calcext:value-type="float">
            <text:p>9998.259</text:p>
          </table:table-cell>
          <table:table-cell office:value-type="float" office:value="1.741" calcext:value-type="float">
            <text:p>1.7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42" calcext:value-type="float">
            <text:p>9999.342</text:p>
          </table:table-cell>
          <table:table-cell office:value-type="float" office:value="0.658" calcext:value-type="float">
            <text:p>0.6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" calcext:value-type="float">
            <text:p>9998.45</text:p>
          </table:table-cell>
          <table:table-cell office:value-type="float" office:value="1.55" calcext:value-type="float">
            <text:p>1.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6" calcext:value-type="float">
            <text:p>9999.166</text:p>
          </table:table-cell>
          <table:table-cell office:value-type="float" office:value="0.834" calcext:value-type="float">
            <text:p>0.8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6" calcext:value-type="float">
            <text:p>9999.096</text:p>
          </table:table-cell>
          <table:table-cell office:value-type="float" office:value="0.904" calcext:value-type="float">
            <text:p>0.9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5" calcext:value-type="float">
            <text:p>9999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4" calcext:value-type="float">
            <text:p>9998.014</text:p>
          </table:table-cell>
          <table:table-cell office:value-type="float" office:value="1.986" calcext:value-type="float">
            <text:p>1.9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6" calcext:value-type="float">
            <text:p>9997.826</text:p>
          </table:table-cell>
          <table:table-cell office:value-type="float" office:value="2.174" calcext:value-type="float">
            <text:p>2.1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4" calcext:value-type="float">
            <text:p>9999.24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8" calcext:value-type="float">
            <text:p>9998.598</text:p>
          </table:table-cell>
          <table:table-cell office:value-type="float" office:value="1.402" calcext:value-type="float">
            <text:p>1.4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1" calcext:value-type="float">
            <text:p>9999.191</text:p>
          </table:table-cell>
          <table:table-cell office:value-type="float" office:value="0.809" calcext:value-type="float">
            <text:p>0.8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7" calcext:value-type="float">
            <text:p>9998.037</text:p>
          </table:table-cell>
          <table:table-cell office:value-type="float" office:value="1.963" calcext:value-type="float">
            <text:p>1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2" calcext:value-type="float">
            <text:p>9997.912</text:p>
          </table:table-cell>
          <table:table-cell office:value-type="float" office:value="2.088" calcext:value-type="float">
            <text:p>2.0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2" calcext:value-type="float">
            <text:p>9999.352</text:p>
          </table:table-cell>
          <table:table-cell office:value-type="float" office:value="0.648" calcext:value-type="float">
            <text:p>0.6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1" calcext:value-type="float">
            <text:p>9996.31</text:p>
          </table:table-cell>
          <table:table-cell office:value-type="float" office:value="3.69" calcext:value-type="float">
            <text:p>3.6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5" calcext:value-type="float">
            <text:p>9999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4" calcext:value-type="float">
            <text:p>9999.04</text:p>
          </table:table-cell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45" calcext:value-type="float">
            <text:p>9997.745</text:p>
          </table:table-cell>
          <table:table-cell office:value-type="float" office:value="2.255" calcext:value-type="float">
            <text:p>2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5" calcext:value-type="float">
            <text:p>9999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2" calcext:value-type="float">
            <text:p>9997.702</text:p>
          </table:table-cell>
          <table:table-cell office:value-type="float" office:value="2.298" calcext:value-type="float">
            <text:p>2.2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8" calcext:value-type="float">
            <text:p>9999.538</text:p>
          </table:table-cell>
          <table:table-cell office:value-type="float" office:value="0.462" calcext:value-type="float">
            <text:p>0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4" calcext:value-type="float">
            <text:p>9999.24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53" calcext:value-type="float">
            <text:p>9998.253</text:p>
          </table:table-cell>
          <table:table-cell office:value-type="float" office:value="1.747" calcext:value-type="float">
            <text:p>1.7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7" calcext:value-type="float">
            <text:p>9999.607</text:p>
          </table:table-cell>
          <table:table-cell office:value-type="float" office:value="0.393" calcext:value-type="float">
            <text:p>0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4" calcext:value-type="float">
            <text:p>9998.084</text:p>
          </table:table-cell>
          <table:table-cell office:value-type="float" office:value="1.916" calcext:value-type="float">
            <text:p>1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5" calcext:value-type="float">
            <text:p>9999.305</text:p>
          </table:table-cell>
          <table:table-cell office:value-type="float" office:value="0.695" calcext:value-type="float">
            <text:p>0.6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5" calcext:value-type="float">
            <text:p>9999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1" calcext:value-type="float">
            <text:p>9997.921</text:p>
          </table:table-cell>
          <table:table-cell office:value-type="float" office:value="2.079" calcext:value-type="float">
            <text:p>2.0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06" calcext:value-type="float">
            <text:p>9998.806</text:p>
          </table:table-cell>
          <table:table-cell office:value-type="float" office:value="1.194" calcext:value-type="float">
            <text:p>1.1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17" calcext:value-type="float">
            <text:p>9998.817</text:p>
          </table:table-cell>
          <table:table-cell office:value-type="float" office:value="1.183" calcext:value-type="float">
            <text:p>1.1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8" calcext:value-type="float">
            <text:p>9999.538</text:p>
          </table:table-cell>
          <table:table-cell office:value-type="float" office:value="0.462" calcext:value-type="float">
            <text:p>0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64" calcext:value-type="float">
            <text:p>9999.064</text:p>
          </table:table-cell>
          <table:table-cell office:value-type="float" office:value="0.936" calcext:value-type="float">
            <text:p>0.9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42" calcext:value-type="float">
            <text:p>9995.042</text:p>
          </table:table-cell>
          <table:table-cell office:value-type="float" office:value="4.958" calcext:value-type="float">
            <text:p>4.9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11" calcext:value-type="float">
            <text:p>9995.211</text:p>
          </table:table-cell>
          <table:table-cell office:value-type="float" office:value="4.789" calcext:value-type="float">
            <text:p>4.7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8" calcext:value-type="float">
            <text:p>9997.858</text:p>
          </table:table-cell>
          <table:table-cell office:value-type="float" office:value="2.142" calcext:value-type="float">
            <text:p>2.1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" calcext:value-type="float">
            <text:p>9998.33</text:p>
          </table:table-cell>
          <table:table-cell office:value-type="float" office:value="1.67" calcext:value-type="float">
            <text:p>1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6" calcext:value-type="float">
            <text:p>9997.136</text:p>
          </table:table-cell>
          <table:table-cell office:value-type="float" office:value="2.864" calcext:value-type="float">
            <text:p>2.8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79" calcext:value-type="float">
            <text:p>9997.679</text:p>
          </table:table-cell>
          <table:table-cell office:value-type="float" office:value="2.321" calcext:value-type="float">
            <text:p>2.3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11" calcext:value-type="float">
            <text:p>9999.111</text:p>
          </table:table-cell>
          <table:table-cell office:value-type="float" office:value="0.889" calcext:value-type="float">
            <text:p>0.8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6" calcext:value-type="float">
            <text:p>9998.056</text:p>
          </table:table-cell>
          <table:table-cell office:value-type="float" office:value="1.944" calcext:value-type="float">
            <text:p>1.9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1" calcext:value-type="float">
            <text:p>9998.911</text:p>
          </table:table-cell>
          <table:table-cell office:value-type="float" office:value="1.089" calcext:value-type="float">
            <text:p>1.0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5" calcext:value-type="float">
            <text:p>9998.795</text:p>
          </table:table-cell>
          <table:table-cell office:value-type="float" office:value="1.205" calcext:value-type="float">
            <text:p>1.2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7" calcext:value-type="float">
            <text:p>9999.167</text:p>
          </table:table-cell>
          <table:table-cell office:value-type="float" office:value="0.833" calcext:value-type="float">
            <text:p>0.8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59" calcext:value-type="float">
            <text:p>9997.459</text:p>
          </table:table-cell>
          <table:table-cell office:value-type="float" office:value="2.541" calcext:value-type="float">
            <text:p>2.5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86" calcext:value-type="float">
            <text:p>9997.086</text:p>
          </table:table-cell>
          <table:table-cell office:value-type="float" office:value="2.914" calcext:value-type="float">
            <text:p>2.9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87" calcext:value-type="float">
            <text:p>9998.987</text:p>
          </table:table-cell>
          <table:table-cell office:value-type="float" office:value="1.013" calcext:value-type="float">
            <text:p>1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4" calcext:value-type="float">
            <text:p>9998.774</text:p>
          </table:table-cell>
          <table:table-cell office:value-type="float" office:value="1.226" calcext:value-type="float">
            <text:p>1.2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7" calcext:value-type="float">
            <text:p>9997.437</text:p>
          </table:table-cell>
          <table:table-cell office:value-type="float" office:value="2.563" calcext:value-type="float">
            <text:p>2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71" calcext:value-type="float">
            <text:p>9997.271</text:p>
          </table:table-cell>
          <table:table-cell office:value-type="float" office:value="2.729" calcext:value-type="float">
            <text:p>2.7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" calcext:value-type="float">
            <text:p>9999.19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6" calcext:value-type="float">
            <text:p>9995.266</text:p>
          </table:table-cell>
          <table:table-cell office:value-type="float" office:value="4.734" calcext:value-type="float">
            <text:p>4.7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" calcext:value-type="float">
            <text:p>9999.12</text:p>
          </table:table-cell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93" calcext:value-type="float">
            <text:p>9998.693</text:p>
          </table:table-cell>
          <table:table-cell office:value-type="float" office:value="1.307" calcext:value-type="float">
            <text:p>1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9" calcext:value-type="float">
            <text:p>9996.959</text:p>
          </table:table-cell>
          <table:table-cell office:value-type="float" office:value="3.041" calcext:value-type="float">
            <text:p>3.0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6" calcext:value-type="float">
            <text:p>9999.26</text:p>
          </table:table-cell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36" calcext:value-type="float">
            <text:p>9996.936</text:p>
          </table:table-cell>
          <table:table-cell office:value-type="float" office:value="3.064" calcext:value-type="float">
            <text:p>3.0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6" calcext:value-type="float">
            <text:p>9999.376</text:p>
          </table:table-cell>
          <table:table-cell office:value-type="float" office:value="0.624" calcext:value-type="float">
            <text:p>0.6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87" calcext:value-type="float">
            <text:p>9998.987</text:p>
          </table:table-cell>
          <table:table-cell office:value-type="float" office:value="1.013" calcext:value-type="float">
            <text:p>1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9" calcext:value-type="float">
            <text:p>9997.719</text:p>
          </table:table-cell>
          <table:table-cell office:value-type="float" office:value="2.281" calcext:value-type="float">
            <text:p>2.2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2" calcext:value-type="float">
            <text:p>9999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9" calcext:value-type="float">
            <text:p>9997.599</text:p>
          </table:table-cell>
          <table:table-cell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" calcext:value-type="float">
            <text:p>9999.05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6" calcext:value-type="float">
            <text:p>9999.306</text:p>
          </table:table-cell>
          <table:table-cell office:value-type="float" office:value="0.694" calcext:value-type="float">
            <text:p>0.6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6" calcext:value-type="float">
            <text:p>9997.16</text:p>
          </table:table-cell>
          <table:table-cell office:value-type="float" office:value="2.84" calcext:value-type="float">
            <text:p>2.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8" calcext:value-type="float">
            <text:p>9998.388</text:p>
          </table:table-cell>
          <table:table-cell office:value-type="float" office:value="1.612" calcext:value-type="float">
            <text:p>1.6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23" calcext:value-type="float">
            <text:p>9998.423</text:p>
          </table:table-cell>
          <table:table-cell office:value-type="float" office:value="1.577" calcext:value-type="float">
            <text:p>1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6" calcext:value-type="float">
            <text:p>9999.376</text:p>
          </table:table-cell>
          <table:table-cell office:value-type="float" office:value="0.624" calcext:value-type="float">
            <text:p>0.6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6" calcext:value-type="float">
            <text:p>9998.706</text:p>
          </table:table-cell>
          <table:table-cell office:value-type="float" office:value="1.294" calcext:value-type="float">
            <text:p>1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43" calcext:value-type="float">
            <text:p>9993.743</text:p>
          </table:table-cell>
          <table:table-cell office:value-type="float" office:value="6.257" calcext:value-type="float">
            <text:p>6.2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16" calcext:value-type="float">
            <text:p>9994.116</text:p>
          </table:table-cell>
          <table:table-cell office:value-type="float" office:value="5.884" calcext:value-type="float">
            <text:p>5.8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02" calcext:value-type="float">
            <text:p>9997.302</text:p>
          </table:table-cell>
          <table:table-cell office:value-type="float" office:value="2.698" calcext:value-type="float">
            <text:p>2.6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89" calcext:value-type="float">
            <text:p>9997.889</text:p>
          </table:table-cell>
          <table:table-cell office:value-type="float" office:value="2.111" calcext:value-type="float">
            <text:p>2.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96" calcext:value-type="float">
            <text:p>9996.396</text:p>
          </table:table-cell>
          <table:table-cell office:value-type="float" office:value="3.604" calcext:value-type="float">
            <text:p>3.6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99" calcext:value-type="float">
            <text:p>9997.099</text:p>
          </table:table-cell>
          <table:table-cell office:value-type="float" office:value="2.901" calcext:value-type="float">
            <text:p>2.9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8" calcext:value-type="float">
            <text:p>9998.88</text:p>
          </table:table-cell>
          <table:table-cell office:value-type="float" office:value="1.12" calcext:value-type="float">
            <text:p>1.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8" calcext:value-type="float">
            <text:p>9997.478</text:p>
          </table:table-cell>
          <table:table-cell office:value-type="float" office:value="2.522" calcext:value-type="float">
            <text:p>2.5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79" calcext:value-type="float">
            <text:p>9998.679</text:p>
          </table:table-cell>
          <table:table-cell office:value-type="float" office:value="1.321" calcext:value-type="float">
            <text:p>1.3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4" calcext:value-type="float">
            <text:p>9998.494</text:p>
          </table:table-cell>
          <table:table-cell office:value-type="float" office:value="1.506" calcext:value-type="float">
            <text:p>1.5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8" calcext:value-type="float">
            <text:p>9998.958</text:p>
          </table:table-cell>
          <table:table-cell office:value-type="float" office:value="1.042" calcext:value-type="float">
            <text:p>1.0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82" calcext:value-type="float">
            <text:p>9996.882</text:p>
          </table:table-cell>
          <table:table-cell office:value-type="float" office:value="3.118" calcext:value-type="float">
            <text:p>3.1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47" calcext:value-type="float">
            <text:p>9996.347</text:p>
          </table:table-cell>
          <table:table-cell office:value-type="float" office:value="3.653" calcext:value-type="float">
            <text:p>3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3" calcext:value-type="float">
            <text:p>9998.733</text:p>
          </table:table-cell>
          <table:table-cell office:value-type="float" office:value="1.267" calcext:value-type="float">
            <text:p>1.2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36" calcext:value-type="float">
            <text:p>9997.736</text:p>
          </table:table-cell>
          <table:table-cell office:value-type="float" office:value="2.264" calcext:value-type="float">
            <text:p>2.2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5" calcext:value-type="float">
            <text:p>9998.475</text:p>
          </table:table-cell>
          <table:table-cell office:value-type="float" office:value="1.525" calcext:value-type="float">
            <text:p>1.5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98" calcext:value-type="float">
            <text:p>9996.698</text:p>
          </table:table-cell>
          <table:table-cell office:value-type="float" office:value="3.302" calcext:value-type="float">
            <text:p>3.3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3" calcext:value-type="float">
            <text:p>9996.63</text:p>
          </table:table-cell>
          <table:table-cell office:value-type="float" office:value="3.37" calcext:value-type="float">
            <text:p>3.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19" calcext:value-type="float">
            <text:p>9998.819</text:p>
          </table:table-cell>
          <table:table-cell office:value-type="float" office:value="1.181" calcext:value-type="float">
            <text:p>1.1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88" calcext:value-type="float">
            <text:p>9993.888</text:p>
          </table:table-cell>
          <table:table-cell office:value-type="float" office:value="6.112" calcext:value-type="float">
            <text:p>6.1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2" calcext:value-type="float">
            <text:p>9998.912</text:p>
          </table:table-cell>
          <table:table-cell office:value-type="float" office:value="1.088" calcext:value-type="float">
            <text:p>1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27" calcext:value-type="float">
            <text:p>9998.427</text:p>
          </table:table-cell>
          <table:table-cell office:value-type="float" office:value="1.573" calcext:value-type="float">
            <text:p>1.5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73" calcext:value-type="float">
            <text:p>9996.173</text:p>
          </table:table-cell>
          <table:table-cell office:value-type="float" office:value="3.827" calcext:value-type="float">
            <text:p>3.8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5" calcext:value-type="float">
            <text:p>9999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69" calcext:value-type="float">
            <text:p>9996.169</text:p>
          </table:table-cell>
          <table:table-cell office:value-type="float" office:value="3.831" calcext:value-type="float">
            <text:p>3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4" calcext:value-type="float">
            <text:p>9999.214</text:p>
          </table:table-cell>
          <table:table-cell office:value-type="float" office:value="0.786" calcext:value-type="float">
            <text:p>0.7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3" calcext:value-type="float">
            <text:p>9998.733</text:p>
          </table:table-cell>
          <table:table-cell office:value-type="float" office:value="1.267" calcext:value-type="float">
            <text:p>1.2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71" calcext:value-type="float">
            <text:p>9997.071</text:p>
          </table:table-cell>
          <table:table-cell office:value-type="float" office:value="2.929" calcext:value-type="float">
            <text:p>2.9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3" calcext:value-type="float">
            <text:p>9999.353</text:p>
          </table:table-cell>
          <table:table-cell office:value-type="float" office:value="0.647" calcext:value-type="float">
            <text:p>0.6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7" calcext:value-type="float">
            <text:p>9996.837</text:p>
          </table:table-cell>
          <table:table-cell office:value-type="float" office:value="3.163" calcext:value-type="float">
            <text:p>3.1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6" calcext:value-type="float">
            <text:p>9998.796</text:p>
          </table:table-cell>
          <table:table-cell office:value-type="float" office:value="1.204" calcext:value-type="float">
            <text:p>1.2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28" calcext:value-type="float">
            <text:p>9999.028</text:p>
          </table:table-cell>
          <table:table-cell office:value-type="float" office:value="0.972" calcext:value-type="float">
            <text:p>0.9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7" calcext:value-type="float">
            <text:p>9996.467</text:p>
          </table:table-cell>
          <table:table-cell office:value-type="float" office:value="3.533" calcext:value-type="float">
            <text:p>3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94" calcext:value-type="float">
            <text:p>9997.994</text:p>
          </table:table-cell>
          <table:table-cell office:value-type="float" office:value="2.006" calcext:value-type="float">
            <text:p>2.0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29" calcext:value-type="float">
            <text:p>9998.029</text:p>
          </table:table-cell>
          <table:table-cell office:value-type="float" office:value="1.971" calcext:value-type="float">
            <text:p>1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4" calcext:value-type="float">
            <text:p>9999.214</text:p>
          </table:table-cell>
          <table:table-cell office:value-type="float" office:value="0.786" calcext:value-type="float">
            <text:p>0.7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2" calcext:value-type="float">
            <text:p>9998.452</text:p>
          </table:table-cell>
          <table:table-cell office:value-type="float" office:value="1.548" calcext:value-type="float">
            <text:p>1.5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43" calcext:value-type="float">
            <text:p>9992.443</text:p>
          </table:table-cell>
          <table:table-cell office:value-type="float" office:value="7.557" calcext:value-type="float">
            <text:p>7.5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26" calcext:value-type="float">
            <text:p>9993.226</text:p>
          </table:table-cell>
          <table:table-cell office:value-type="float" office:value="6.774" calcext:value-type="float">
            <text:p>6.7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58" calcext:value-type="float">
            <text:p>9996.758</text:p>
          </table:table-cell>
          <table:table-cell office:value-type="float" office:value="3.242" calcext:value-type="float">
            <text:p>3.2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25" calcext:value-type="float">
            <text:p>9997.425</text:p>
          </table:table-cell>
          <table:table-cell office:value-type="float" office:value="2.575" calcext:value-type="float">
            <text:p>2.5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49" calcext:value-type="float">
            <text:p>9995.749</text:p>
          </table:table-cell>
          <table:table-cell office:value-type="float" office:value="4.251" calcext:value-type="float">
            <text:p>4.2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19" calcext:value-type="float">
            <text:p>9996.519</text:p>
          </table:table-cell>
          <table:table-cell office:value-type="float" office:value="3.481" calcext:value-type="float">
            <text:p>3.4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34" calcext:value-type="float">
            <text:p>9998.534</text:p>
          </table:table-cell>
          <table:table-cell office:value-type="float" office:value="1.466" calcext:value-type="float">
            <text:p>1.4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9" calcext:value-type="float">
            <text:p>9996.469</text:p>
          </table:table-cell>
          <table:table-cell office:value-type="float" office:value="3.531" calcext:value-type="float">
            <text:p>3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" calcext:value-type="float">
            <text:p>9996.83</text:p>
          </table:table-cell>
          <table:table-cell office:value-type="float" office:value="3.17" calcext:value-type="float">
            <text:p>3.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1" calcext:value-type="float">
            <text:p>9998.401</text:p>
          </table:table-cell>
          <table:table-cell office:value-type="float" office:value="1.599" calcext:value-type="float">
            <text:p>1.5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2" calcext:value-type="float">
            <text:p>9998.192</text:p>
          </table:table-cell>
          <table:table-cell office:value-type="float" office:value="1.808" calcext:value-type="float">
            <text:p>1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" calcext:value-type="float">
            <text:p>9998.75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27" calcext:value-type="float">
            <text:p>9996.327</text:p>
          </table:table-cell>
          <table:table-cell office:value-type="float" office:value="3.673" calcext:value-type="float">
            <text:p>3.6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86" calcext:value-type="float">
            <text:p>9995.586</text:p>
          </table:table-cell>
          <table:table-cell office:value-type="float" office:value="4.414" calcext:value-type="float">
            <text:p>4.4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8" calcext:value-type="float">
            <text:p>9998.48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68" calcext:value-type="float">
            <text:p>9997.268</text:p>
          </table:table-cell>
          <table:table-cell office:value-type="float" office:value="2.732" calcext:value-type="float">
            <text:p>2.7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1" calcext:value-type="float">
            <text:p>9998.151</text:p>
          </table:table-cell>
          <table:table-cell office:value-type="float" office:value="1.849" calcext:value-type="float">
            <text:p>1.8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6" calcext:value-type="float">
            <text:p>9995.936</text:p>
          </table:table-cell>
          <table:table-cell office:value-type="float" office:value="4.064" calcext:value-type="float">
            <text:p>4.0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89" calcext:value-type="float">
            <text:p>9995.989</text:p>
          </table:table-cell>
          <table:table-cell office:value-type="float" office:value="4.011" calcext:value-type="float">
            <text:p>4.01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4" calcext:value-type="float">
            <text:p>9998.634</text:p>
          </table:table-cell>
          <table:table-cell office:value-type="float" office:value="1.366" calcext:value-type="float">
            <text:p>1.3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78" calcext:value-type="float">
            <text:p>9992.178</text:p>
          </table:table-cell>
          <table:table-cell office:value-type="float" office:value="7.822" calcext:value-type="float">
            <text:p>7.82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4" calcext:value-type="float">
            <text:p>9998.704</text:p>
          </table:table-cell>
          <table:table-cell office:value-type="float" office:value="1.296" calcext:value-type="float">
            <text:p>1.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" calcext:value-type="float">
            <text:p>9998.01</text:p>
          </table:table-cell>
          <table:table-cell office:value-type="float" office:value="1.99" calcext:value-type="float">
            <text:p>1.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62" calcext:value-type="float">
            <text:p>9995.362</text:p>
          </table:table-cell>
          <table:table-cell office:value-type="float" office:value="4.638" calcext:value-type="float">
            <text:p>4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" calcext:value-type="float">
            <text:p>9998.68</text:p>
          </table:table-cell>
          <table:table-cell office:value-type="float" office:value="1.32" calcext:value-type="float">
            <text:p>1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03" calcext:value-type="float">
            <text:p>9995.403</text:p>
          </table:table-cell>
          <table:table-cell office:value-type="float" office:value="4.597" calcext:value-type="float">
            <text:p>4.5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6" calcext:value-type="float">
            <text:p>9999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8" calcext:value-type="float">
            <text:p>9998.48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5" calcext:value-type="float">
            <text:p>9996.355</text:p>
          </table:table-cell>
          <table:table-cell office:value-type="float" office:value="3.645" calcext:value-type="float">
            <text:p>3.6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06" calcext:value-type="float">
            <text:p>9996.306</text:p>
          </table:table-cell>
          <table:table-cell office:value-type="float" office:value="3.694" calcext:value-type="float">
            <text:p>3.6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1" calcext:value-type="float">
            <text:p>9998.401</text:p>
          </table:table-cell>
          <table:table-cell office:value-type="float" office:value="1.599" calcext:value-type="float">
            <text:p>1.5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89" calcext:value-type="float">
            <text:p>9998.889</text:p>
          </table:table-cell>
          <table:table-cell office:value-type="float" office:value="1.111" calcext:value-type="float">
            <text:p>1.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42" calcext:value-type="float">
            <text:p>9995.842</text:p>
          </table:table-cell>
          <table:table-cell office:value-type="float" office:value="4.158" calcext:value-type="float">
            <text:p>4.1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" calcext:value-type="float">
            <text:p>9997.6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34" calcext:value-type="float">
            <text:p>9997.634</text:p>
          </table:table-cell>
          <table:table-cell office:value-type="float" office:value="2.366" calcext:value-type="float">
            <text:p>2.3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6" calcext:value-type="float">
            <text:p>9999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02" calcext:value-type="float">
            <text:p>9998.302</text:p>
          </table:table-cell>
          <table:table-cell office:value-type="float" office:value="1.698" calcext:value-type="float">
            <text:p>1.6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44" calcext:value-type="float">
            <text:p>9991.144</text:p>
          </table:table-cell>
          <table:table-cell office:value-type="float" office:value="8.856" calcext:value-type="float">
            <text:p>8.85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31" calcext:value-type="float">
            <text:p>9992.131</text:p>
          </table:table-cell>
          <table:table-cell office:value-type="float" office:value="7.869" calcext:value-type="float">
            <text:p>7.86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26" calcext:value-type="float">
            <text:p>9996.226</text:p>
          </table:table-cell>
          <table:table-cell office:value-type="float" office:value="3.774" calcext:value-type="float">
            <text:p>3.7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08" calcext:value-type="float">
            <text:p>9997.008</text:p>
          </table:table-cell>
          <table:table-cell office:value-type="float" office:value="2.992" calcext:value-type="float">
            <text:p>2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78" calcext:value-type="float">
            <text:p>9995.078</text:p>
          </table:table-cell>
          <table:table-cell office:value-type="float" office:value="4.922" calcext:value-type="float">
            <text:p>4.9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9" calcext:value-type="float">
            <text:p>9995.939</text:p>
          </table:table-cell>
          <table:table-cell office:value-type="float" office:value="4.061" calcext:value-type="float">
            <text:p>4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03" calcext:value-type="float">
            <text:p>9998.303</text:p>
          </table:table-cell>
          <table:table-cell office:value-type="float" office:value="1.697" calcext:value-type="float">
            <text:p>1.6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45" calcext:value-type="float">
            <text:p>9996.145</text:p>
          </table:table-cell>
          <table:table-cell office:value-type="float" office:value="3.855" calcext:value-type="float">
            <text:p>3.8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66" calcext:value-type="float">
            <text:p>9996.366</text:p>
          </table:table-cell>
          <table:table-cell office:value-type="float" office:value="3.634" calcext:value-type="float">
            <text:p>3.6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" calcext:value-type="float">
            <text:p>9998.17</text:p>
          </table:table-cell>
          <table:table-cell office:value-type="float" office:value="1.83" calcext:value-type="float">
            <text:p>1.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91" calcext:value-type="float">
            <text:p>9997.891</text:p>
          </table:table-cell>
          <table:table-cell office:value-type="float" office:value="2.109" calcext:value-type="float">
            <text:p>2.1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2" calcext:value-type="float">
            <text:p>9998.542</text:p>
          </table:table-cell>
          <table:table-cell office:value-type="float" office:value="1.458" calcext:value-type="float">
            <text:p>1.4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87" calcext:value-type="float">
            <text:p>9995.887</text:p>
          </table:table-cell>
          <table:table-cell office:value-type="float" office:value="4.113" calcext:value-type="float">
            <text:p>4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68" calcext:value-type="float">
            <text:p>9994.868</text:p>
          </table:table-cell>
          <table:table-cell office:value-type="float" office:value="5.132" calcext:value-type="float">
            <text:p>5.1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7" calcext:value-type="float">
            <text:p>9998.227</text:p>
          </table:table-cell>
          <table:table-cell office:value-type="float" office:value="1.773" calcext:value-type="float">
            <text:p>1.7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49" calcext:value-type="float">
            <text:p>9996.849</text:p>
          </table:table-cell>
          <table:table-cell office:value-type="float" office:value="3.151" calcext:value-type="float">
            <text:p>3.1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23" calcext:value-type="float">
            <text:p>9997.723</text:p>
          </table:table-cell>
          <table:table-cell office:value-type="float" office:value="2.277" calcext:value-type="float">
            <text:p>2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19" calcext:value-type="float">
            <text:p>9995.219</text:p>
          </table:table-cell>
          <table:table-cell office:value-type="float" office:value="4.781" calcext:value-type="float">
            <text:p>4.7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48" calcext:value-type="float">
            <text:p>9995.348</text:p>
          </table:table-cell>
          <table:table-cell office:value-type="float" office:value="4.652" calcext:value-type="float">
            <text:p>4.6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" calcext:value-type="float">
            <text:p>9998.31</text:p>
          </table:table-cell>
          <table:table-cell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01" calcext:value-type="float">
            <text:p>9990.801</text:p>
          </table:table-cell>
          <table:table-cell office:value-type="float" office:value="9.199" calcext:value-type="float">
            <text:p>9.19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2" calcext:value-type="float">
            <text:p>9998.472</text:p>
          </table:table-cell>
          <table:table-cell office:value-type="float" office:value="1.528" calcext:value-type="float">
            <text:p>1.5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55" calcext:value-type="float">
            <text:p>9997.755</text:p>
          </table:table-cell>
          <table:table-cell office:value-type="float" office:value="2.245" calcext:value-type="float">
            <text:p>2.2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75" calcext:value-type="float">
            <text:p>9994.575</text:p>
          </table:table-cell>
          <table:table-cell office:value-type="float" office:value="5.425" calcext:value-type="float">
            <text:p>5.4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5" calcext:value-type="float">
            <text:p>9998.495</text:p>
          </table:table-cell>
          <table:table-cell office:value-type="float" office:value="1.505" calcext:value-type="float">
            <text:p>1.5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37" calcext:value-type="float">
            <text:p>9994.637</text:p>
          </table:table-cell>
          <table:table-cell office:value-type="float" office:value="5.363" calcext:value-type="float">
            <text:p>5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4" calcext:value-type="float">
            <text:p>9998.844</text:p>
          </table:table-cell>
          <table:table-cell office:value-type="float" office:value="1.156" calcext:value-type="float">
            <text:p>1.1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7" calcext:value-type="float">
            <text:p>9998.227</text:p>
          </table:table-cell>
          <table:table-cell office:value-type="float" office:value="1.773" calcext:value-type="float">
            <text:p>1.7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53" calcext:value-type="float">
            <text:p>9995.753</text:p>
          </table:table-cell>
          <table:table-cell office:value-type="float" office:value="4.247" calcext:value-type="float">
            <text:p>4.2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3" calcext:value-type="float">
            <text:p>9999.053</text:p>
          </table:table-cell>
          <table:table-cell office:value-type="float" office:value="0.947" calcext:value-type="float">
            <text:p>0.9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13" calcext:value-type="float">
            <text:p>9995.913</text:p>
          </table:table-cell>
          <table:table-cell office:value-type="float" office:value="4.087" calcext:value-type="float">
            <text:p>4.0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47" calcext:value-type="float">
            <text:p>9998.147</text:p>
          </table:table-cell>
          <table:table-cell office:value-type="float" office:value="1.853" calcext:value-type="float">
            <text:p>1.8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8" calcext:value-type="float">
            <text:p>9998.728</text:p>
          </table:table-cell>
          <table:table-cell office:value-type="float" office:value="1.272" calcext:value-type="float">
            <text:p>1.2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49" calcext:value-type="float">
            <text:p>9995.149</text:p>
          </table:table-cell>
          <table:table-cell office:value-type="float" office:value="4.851" calcext:value-type="float">
            <text:p>4.8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6" calcext:value-type="float">
            <text:p>9997.206</text:p>
          </table:table-cell>
          <table:table-cell office:value-type="float" office:value="2.794" calcext:value-type="float">
            <text:p>2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4" calcext:value-type="float">
            <text:p>9997.24</text:p>
          </table:table-cell>
          <table:table-cell office:value-type="float" office:value="2.76" calcext:value-type="float">
            <text:p>2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4" calcext:value-type="float">
            <text:p>9998.844</text:p>
          </table:table-cell>
          <table:table-cell office:value-type="float" office:value="1.156" calcext:value-type="float">
            <text:p>1.1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9" calcext:value-type="float">
            <text:p>9998.129</text:p>
          </table:table-cell>
          <table:table-cell office:value-type="float" office:value="1.871" calcext:value-type="float">
            <text:p>1.8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44" calcext:value-type="float">
            <text:p>9989.844</text:p>
          </table:table-cell>
          <table:table-cell office:value-type="float" office:value="10.156" calcext:value-type="float">
            <text:p>10.15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36" calcext:value-type="float">
            <text:p>9991.036</text:p>
          </table:table-cell>
          <table:table-cell office:value-type="float" office:value="8.964" calcext:value-type="float">
            <text:p>8.9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" calcext:value-type="float">
            <text:p>9995.67</text:p>
          </table:table-cell>
          <table:table-cell office:value-type="float" office:value="4.33" calcext:value-type="float">
            <text:p>4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9" calcext:value-type="float">
            <text:p>9996.59</text:p>
          </table:table-cell>
          <table:table-cell office:value-type="float" office:value="3.41" calcext:value-type="float">
            <text:p>3.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83" calcext:value-type="float">
            <text:p>9994.383</text:p>
          </table:table-cell>
          <table:table-cell office:value-type="float" office:value="5.617" calcext:value-type="float">
            <text:p>5.6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59" calcext:value-type="float">
            <text:p>9995.359</text:p>
          </table:table-cell>
          <table:table-cell office:value-type="float" office:value="4.641" calcext:value-type="float">
            <text:p>4.6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07" calcext:value-type="float">
            <text:p>9998.107</text:p>
          </table:table-cell>
          <table:table-cell office:value-type="float" office:value="1.893" calcext:value-type="float">
            <text:p>1.8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84" calcext:value-type="float">
            <text:p>9995.384</text:p>
          </table:table-cell>
          <table:table-cell office:value-type="float" office:value="4.616" calcext:value-type="float">
            <text:p>4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02" calcext:value-type="float">
            <text:p>9995.902</text:p>
          </table:table-cell>
          <table:table-cell office:value-type="float" office:value="4.098" calcext:value-type="float">
            <text:p>4.0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69" calcext:value-type="float">
            <text:p>9997.869</text:p>
          </table:table-cell>
          <table:table-cell office:value-type="float" office:value="2.131" calcext:value-type="float">
            <text:p>2.1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" calcext:value-type="float">
            <text:p>9997.59</text:p>
          </table:table-cell>
          <table:table-cell office:value-type="float" office:value="2.41" calcext:value-type="float">
            <text:p>2.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3" calcext:value-type="float">
            <text:p>9998.333</text:p>
          </table:table-cell>
          <table:table-cell office:value-type="float" office:value="1.667" calcext:value-type="float">
            <text:p>1.6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56" calcext:value-type="float">
            <text:p>9995.356</text:p>
          </table:table-cell>
          <table:table-cell office:value-type="float" office:value="4.644" calcext:value-type="float">
            <text:p>4.6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07" calcext:value-type="float">
            <text:p>9994.107</text:p>
          </table:table-cell>
          <table:table-cell office:value-type="float" office:value="5.893" calcext:value-type="float">
            <text:p>5.8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73" calcext:value-type="float">
            <text:p>9997.973</text:p>
          </table:table-cell>
          <table:table-cell office:value-type="float" office:value="2.027" calcext:value-type="float">
            <text:p>2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9" calcext:value-type="float">
            <text:p>9996.359</text:p>
          </table:table-cell>
          <table:table-cell office:value-type="float" office:value="3.641" calcext:value-type="float">
            <text:p>3.6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1" calcext:value-type="float">
            <text:p>9997.341</text:p>
          </table:table-cell>
          <table:table-cell office:value-type="float" office:value="2.659" calcext:value-type="float">
            <text:p>2.6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73" calcext:value-type="float">
            <text:p>9994.573</text:p>
          </table:table-cell>
          <table:table-cell office:value-type="float" office:value="5.427" calcext:value-type="float">
            <text:p>5.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07" calcext:value-type="float">
            <text:p>9994.707</text:p>
          </table:table-cell>
          <table:table-cell office:value-type="float" office:value="5.293" calcext:value-type="float">
            <text:p>5.2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02" calcext:value-type="float">
            <text:p>9998.102</text:p>
          </table:table-cell>
          <table:table-cell office:value-type="float" office:value="1.898" calcext:value-type="float">
            <text:p>1.8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24" calcext:value-type="float">
            <text:p>9989.424</text:p>
          </table:table-cell>
          <table:table-cell office:value-type="float" office:value="10.576" calcext:value-type="float">
            <text:p>10.57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7" calcext:value-type="float">
            <text:p>9998.217</text:p>
          </table:table-cell>
          <table:table-cell office:value-type="float" office:value="1.783" calcext:value-type="float">
            <text:p>1.7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43" calcext:value-type="float">
            <text:p>9997.443</text:p>
          </table:table-cell>
          <table:table-cell office:value-type="float" office:value="2.557" calcext:value-type="float">
            <text:p>2.5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89" calcext:value-type="float">
            <text:p>9993.789</text:p>
          </table:table-cell>
          <table:table-cell office:value-type="float" office:value="6.211" calcext:value-type="float">
            <text:p>6.2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" calcext:value-type="float">
            <text:p>9998.31</text:p>
          </table:table-cell>
          <table:table-cell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71" calcext:value-type="float">
            <text:p>9993.871</text:p>
          </table:table-cell>
          <table:table-cell office:value-type="float" office:value="6.129" calcext:value-type="float">
            <text:p>6.1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2" calcext:value-type="float">
            <text:p>9998.682</text:p>
          </table:table-cell>
          <table:table-cell office:value-type="float" office:value="1.318" calcext:value-type="float">
            <text:p>1.3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73" calcext:value-type="float">
            <text:p>9997.973</text:p>
          </table:table-cell>
          <table:table-cell office:value-type="float" office:value="2.027" calcext:value-type="float">
            <text:p>2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74" calcext:value-type="float">
            <text:p>9995.174</text:p>
          </table:table-cell>
          <table:table-cell office:value-type="float" office:value="4.826" calcext:value-type="float">
            <text:p>4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4" calcext:value-type="float">
            <text:p>9998.914</text:p>
          </table:table-cell>
          <table:table-cell office:value-type="float" office:value="1.086" calcext:value-type="float">
            <text:p>1.0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51" calcext:value-type="float">
            <text:p>9995.151</text:p>
          </table:table-cell>
          <table:table-cell office:value-type="float" office:value="4.849" calcext:value-type="float">
            <text:p>4.8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34" calcext:value-type="float">
            <text:p>9997.834</text:p>
          </table:table-cell>
          <table:table-cell office:value-type="float" office:value="2.166" calcext:value-type="float">
            <text:p>2.1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6" calcext:value-type="float">
            <text:p>9998.496</text:p>
          </table:table-cell>
          <table:table-cell office:value-type="float" office:value="1.504" calcext:value-type="float">
            <text:p>1.5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56" calcext:value-type="float">
            <text:p>9994.456</text:p>
          </table:table-cell>
          <table:table-cell office:value-type="float" office:value="5.544" calcext:value-type="float">
            <text:p>5.5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11" calcext:value-type="float">
            <text:p>9996.811</text:p>
          </table:table-cell>
          <table:table-cell office:value-type="float" office:value="3.189" calcext:value-type="float">
            <text:p>3.1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46" calcext:value-type="float">
            <text:p>9996.846</text:p>
          </table:table-cell>
          <table:table-cell office:value-type="float" office:value="3.154" calcext:value-type="float">
            <text:p>3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47" calcext:value-type="float">
            <text:p>9998.647</text:p>
          </table:table-cell>
          <table:table-cell office:value-type="float" office:value="1.353" calcext:value-type="float">
            <text:p>1.3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" calcext:value-type="float">
            <text:p>9997.92</text:p>
          </table:table-cell>
          <table:table-cell office:value-type="float" office:value="2.08" calcext:value-type="float">
            <text:p>2.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45" calcext:value-type="float">
            <text:p>9988.545</text:p>
          </table:table-cell>
          <table:table-cell office:value-type="float" office:value="11.455" calcext:value-type="float">
            <text:p>11.4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37" calcext:value-type="float">
            <text:p>9989.737</text:p>
          </table:table-cell>
          <table:table-cell office:value-type="float" office:value="10.263" calcext:value-type="float">
            <text:p>10.26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26" calcext:value-type="float">
            <text:p>9995.126</text:p>
          </table:table-cell>
          <table:table-cell office:value-type="float" office:value="4.874" calcext:value-type="float">
            <text:p>4.8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26" calcext:value-type="float">
            <text:p>9996.126</text:p>
          </table:table-cell>
          <table:table-cell office:value-type="float" office:value="3.874" calcext:value-type="float">
            <text:p>3.8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27" calcext:value-type="float">
            <text:p>9993.827</text:p>
          </table:table-cell>
          <table:table-cell office:value-type="float" office:value="6.173" calcext:value-type="float">
            <text:p>6.1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78" calcext:value-type="float">
            <text:p>9994.778</text:p>
          </table:table-cell>
          <table:table-cell office:value-type="float" office:value="5.222" calcext:value-type="float">
            <text:p>5.2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6" calcext:value-type="float">
            <text:p>9997.876</text:p>
          </table:table-cell>
          <table:table-cell office:value-type="float" office:value="2.124" calcext:value-type="float">
            <text:p>2.1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45" calcext:value-type="float">
            <text:p>9994.945</text:p>
          </table:table-cell>
          <table:table-cell office:value-type="float" office:value="5.055" calcext:value-type="float">
            <text:p>5.0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33" calcext:value-type="float">
            <text:p>9995.233</text:p>
          </table:table-cell>
          <table:table-cell office:value-type="float" office:value="4.767" calcext:value-type="float">
            <text:p>4.7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37" calcext:value-type="float">
            <text:p>9997.637</text:p>
          </table:table-cell>
          <table:table-cell office:value-type="float" office:value="2.363" calcext:value-type="float">
            <text:p>2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88" calcext:value-type="float">
            <text:p>9997.288</text:p>
          </table:table-cell>
          <table:table-cell office:value-type="float" office:value="2.712" calcext:value-type="float">
            <text:p>2.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5" calcext:value-type="float">
            <text:p>9998.125</text:p>
          </table:table-cell>
          <table:table-cell office:value-type="float" office:value="1.875" calcext:value-type="float">
            <text:p>1.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31" calcext:value-type="float">
            <text:p>9995.031</text:p>
          </table:table-cell>
          <table:table-cell office:value-type="float" office:value="4.969" calcext:value-type="float">
            <text:p>4.9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11" calcext:value-type="float">
            <text:p>9993.411</text:p>
          </table:table-cell>
          <table:table-cell office:value-type="float" office:value="6.589" calcext:value-type="float">
            <text:p>6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2" calcext:value-type="float">
            <text:p>9997.72</text:p>
          </table:table-cell>
          <table:table-cell office:value-type="float" office:value="2.28" calcext:value-type="float">
            <text:p>2.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4" calcext:value-type="float">
            <text:p>9995.94</text:p>
          </table:table-cell>
          <table:table-cell office:value-type="float" office:value="4.06" calcext:value-type="float">
            <text:p>4.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9" calcext:value-type="float">
            <text:p>9996.959</text:p>
          </table:table-cell>
          <table:table-cell office:value-type="float" office:value="3.041" calcext:value-type="float">
            <text:p>3.0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79" calcext:value-type="float">
            <text:p>9993.879</text:p>
          </table:table-cell>
          <table:table-cell office:value-type="float" office:value="6.121" calcext:value-type="float">
            <text:p>6.1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66" calcext:value-type="float">
            <text:p>9994.066</text:p>
          </table:table-cell>
          <table:table-cell office:value-type="float" office:value="5.934" calcext:value-type="float">
            <text:p>5.9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1" calcext:value-type="float">
            <text:p>9997.871</text:p>
          </table:table-cell>
          <table:table-cell office:value-type="float" office:value="2.129" calcext:value-type="float">
            <text:p>2.1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79" calcext:value-type="float">
            <text:p>9988.379</text:p>
          </table:table-cell>
          <table:table-cell office:value-type="float" office:value="11.621" calcext:value-type="float">
            <text:p>11.6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09" calcext:value-type="float">
            <text:p>9998.009</text:p>
          </table:table-cell>
          <table:table-cell office:value-type="float" office:value="1.991" calcext:value-type="float">
            <text:p>1.9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9" calcext:value-type="float">
            <text:p>9997.049</text:p>
          </table:table-cell>
          <table:table-cell office:value-type="float" office:value="2.951" calcext:value-type="float">
            <text:p>2.9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3" calcext:value-type="float">
            <text:p>9993.003</text:p>
          </table:table-cell>
          <table:table-cell office:value-type="float" office:value="6.997" calcext:value-type="float">
            <text:p>6.9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86" calcext:value-type="float">
            <text:p>9997.986</text:p>
          </table:table-cell>
          <table:table-cell office:value-type="float" office:value="2.014" calcext:value-type="float">
            <text:p>2.0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05" calcext:value-type="float">
            <text:p>9993.105</text:p>
          </table:table-cell>
          <table:table-cell office:value-type="float" office:value="6.895" calcext:value-type="float">
            <text:p>6.8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" calcext:value-type="float">
            <text:p>9998.52</text:p>
          </table:table-cell>
          <table:table-cell office:value-type="float" office:value="1.48" calcext:value-type="float">
            <text:p>1.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2" calcext:value-type="float">
            <text:p>9997.72</text:p>
          </table:table-cell>
          <table:table-cell office:value-type="float" office:value="2.28" calcext:value-type="float">
            <text:p>2.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81" calcext:value-type="float">
            <text:p>9994.481</text:p>
          </table:table-cell>
          <table:table-cell office:value-type="float" office:value="5.519" calcext:value-type="float">
            <text:p>5.5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9" calcext:value-type="float">
            <text:p>9998.799</text:p>
          </table:table-cell>
          <table:table-cell office:value-type="float" office:value="1.201" calcext:value-type="float">
            <text:p>1.2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6" calcext:value-type="float">
            <text:p>9994.666</text:p>
          </table:table-cell>
          <table:table-cell office:value-type="float" office:value="5.334" calcext:value-type="float">
            <text:p>5.3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9" calcext:value-type="float">
            <text:p>9997.579</text:p>
          </table:table-cell>
          <table:table-cell office:value-type="float" office:value="2.421" calcext:value-type="float">
            <text:p>2.4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8" calcext:value-type="float">
            <text:p>9998.218</text:p>
          </table:table-cell>
          <table:table-cell office:value-type="float" office:value="1.782" calcext:value-type="float">
            <text:p>1.7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63" calcext:value-type="float">
            <text:p>9993.763</text:p>
          </table:table-cell>
          <table:table-cell office:value-type="float" office:value="6.237" calcext:value-type="float">
            <text:p>6.2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7" calcext:value-type="float">
            <text:p>9996.417</text:p>
          </table:table-cell>
          <table:table-cell office:value-type="float" office:value="3.583" calcext:value-type="float">
            <text:p>3.5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52" calcext:value-type="float">
            <text:p>9996.452</text:p>
          </table:table-cell>
          <table:table-cell office:value-type="float" office:value="3.548" calcext:value-type="float">
            <text:p>3.5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86" calcext:value-type="float">
            <text:p>9998.486</text:p>
          </table:table-cell>
          <table:table-cell office:value-type="float" office:value="1.514" calcext:value-type="float">
            <text:p>1.5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82" calcext:value-type="float">
            <text:p>9997.782</text:p>
          </table:table-cell>
          <table:table-cell office:value-type="float" office:value="2.218" calcext:value-type="float">
            <text:p>2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45" calcext:value-type="float">
            <text:p>9987.245</text:p>
          </table:table-cell>
          <table:table-cell office:value-type="float" office:value="12.755" calcext:value-type="float">
            <text:p>12.7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42" calcext:value-type="float">
            <text:p>9988.642</text:p>
          </table:table-cell>
          <table:table-cell office:value-type="float" office:value="11.358" calcext:value-type="float">
            <text:p>11.3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35" calcext:value-type="float">
            <text:p>9994.535</text:p>
          </table:table-cell>
          <table:table-cell office:value-type="float" office:value="5.465" calcext:value-type="float">
            <text:p>5.4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2" calcext:value-type="float">
            <text:p>9995.662</text:p>
          </table:table-cell>
          <table:table-cell office:value-type="float" office:value="4.338" calcext:value-type="float">
            <text:p>4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48" calcext:value-type="float">
            <text:p>9993.248</text:p>
          </table:table-cell>
          <table:table-cell office:value-type="float" office:value="6.752" calcext:value-type="float">
            <text:p>6.7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98" calcext:value-type="float">
            <text:p>9994.198</text:p>
          </table:table-cell>
          <table:table-cell office:value-type="float" office:value="5.802" calcext:value-type="float">
            <text:p>5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87" calcext:value-type="float">
            <text:p>9997.587</text:p>
          </table:table-cell>
          <table:table-cell office:value-type="float" office:value="2.413" calcext:value-type="float">
            <text:p>2.4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99" calcext:value-type="float">
            <text:p>9994.299</text:p>
          </table:table-cell>
          <table:table-cell office:value-type="float" office:value="5.701" calcext:value-type="float">
            <text:p>5.7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63" calcext:value-type="float">
            <text:p>9994.563</text:p>
          </table:table-cell>
          <table:table-cell office:value-type="float" office:value="5.437" calcext:value-type="float">
            <text:p>5.4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29" calcext:value-type="float">
            <text:p>9997.429</text:p>
          </table:table-cell>
          <table:table-cell office:value-type="float" office:value="2.571" calcext:value-type="float">
            <text:p>2.5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87" calcext:value-type="float">
            <text:p>9996.987</text:p>
          </table:table-cell>
          <table:table-cell office:value-type="float" office:value="3.013" calcext:value-type="float">
            <text:p>3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7" calcext:value-type="float">
            <text:p>9997.917</text:p>
          </table:table-cell>
          <table:table-cell office:value-type="float" office:value="2.083" calcext:value-type="float">
            <text:p>2.0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14" calcext:value-type="float">
            <text:p>9994.614</text:p>
          </table:table-cell>
          <table:table-cell office:value-type="float" office:value="5.386" calcext:value-type="float">
            <text:p>5.3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5" calcext:value-type="float">
            <text:p>9992.65</text:p>
          </table:table-cell>
          <table:table-cell office:value-type="float" office:value="7.35" calcext:value-type="float">
            <text:p>7.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7" calcext:value-type="float">
            <text:p>9997.467</text:p>
          </table:table-cell>
          <table:table-cell office:value-type="float" office:value="2.533" calcext:value-type="float">
            <text:p>2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46" calcext:value-type="float">
            <text:p>9995.546</text:p>
          </table:table-cell>
          <table:table-cell office:value-type="float" office:value="4.454" calcext:value-type="float">
            <text:p>4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9" calcext:value-type="float">
            <text:p>9996.59</text:p>
          </table:table-cell>
          <table:table-cell office:value-type="float" office:value="3.41" calcext:value-type="float">
            <text:p>3.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55" calcext:value-type="float">
            <text:p>9993.255</text:p>
          </table:table-cell>
          <table:table-cell office:value-type="float" office:value="6.745" calcext:value-type="float">
            <text:p>6.7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25" calcext:value-type="float">
            <text:p>9993.425</text:p>
          </table:table-cell>
          <table:table-cell office:value-type="float" office:value="6.575" calcext:value-type="float">
            <text:p>6.5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01" calcext:value-type="float">
            <text:p>9997.501</text:p>
          </table:table-cell>
          <table:table-cell office:value-type="float" office:value="2.499" calcext:value-type="float">
            <text:p>2.4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02" calcext:value-type="float">
            <text:p>9987.002</text:p>
          </table:table-cell>
          <table:table-cell office:value-type="float" office:value="12.998" calcext:value-type="float">
            <text:p>12.99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1" calcext:value-type="float">
            <text:p>9997.801</text:p>
          </table:table-cell>
          <table:table-cell office:value-type="float" office:value="2.199" calcext:value-type="float">
            <text:p>2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17" calcext:value-type="float">
            <text:p>9996.517</text:p>
          </table:table-cell>
          <table:table-cell office:value-type="float" office:value="3.483" calcext:value-type="float">
            <text:p>3.4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04" calcext:value-type="float">
            <text:p>9992.204</text:p>
          </table:table-cell>
          <table:table-cell office:value-type="float" office:value="7.796" calcext:value-type="float">
            <text:p>7.7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1" calcext:value-type="float">
            <text:p>9997.661</text:p>
          </table:table-cell>
          <table:table-cell office:value-type="float" office:value="2.339" calcext:value-type="float">
            <text:p>2.3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39" calcext:value-type="float">
            <text:p>9992.339</text:p>
          </table:table-cell>
          <table:table-cell office:value-type="float" office:value="7.661" calcext:value-type="float">
            <text:p>7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5" calcext:value-type="float">
            <text:p>9998.335</text:p>
          </table:table-cell>
          <table:table-cell office:value-type="float" office:value="1.665" calcext:value-type="float">
            <text:p>1.6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7" calcext:value-type="float">
            <text:p>9997.467</text:p>
          </table:table-cell>
          <table:table-cell office:value-type="float" office:value="2.533" calcext:value-type="float">
            <text:p>2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88" calcext:value-type="float">
            <text:p>9993.788</text:p>
          </table:table-cell>
          <table:table-cell office:value-type="float" office:value="6.212" calcext:value-type="float">
            <text:p>6.2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6" calcext:value-type="float">
            <text:p>9998.66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97" calcext:value-type="float">
            <text:p>9993.997</text:p>
          </table:table-cell>
          <table:table-cell office:value-type="float" office:value="6.003" calcext:value-type="float">
            <text:p>6.0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55" calcext:value-type="float">
            <text:p>9997.255</text:p>
          </table:table-cell>
          <table:table-cell office:value-type="float" office:value="2.745" calcext:value-type="float">
            <text:p>2.7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7" calcext:value-type="float">
            <text:p>9997.917</text:p>
          </table:table-cell>
          <table:table-cell office:value-type="float" office:value="2.083" calcext:value-type="float">
            <text:p>2.0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2" calcext:value-type="float">
            <text:p>9993.002</text:p>
          </table:table-cell>
          <table:table-cell office:value-type="float" office:value="6.998" calcext:value-type="float">
            <text:p>6.9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23" calcext:value-type="float">
            <text:p>9996.023</text:p>
          </table:table-cell>
          <table:table-cell office:value-type="float" office:value="3.977" calcext:value-type="float">
            <text:p>3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57" calcext:value-type="float">
            <text:p>9996.057</text:p>
          </table:table-cell>
          <table:table-cell office:value-type="float" office:value="3.943" calcext:value-type="float">
            <text:p>3.9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01" calcext:value-type="float">
            <text:p>9998.301</text:p>
          </table:table-cell>
          <table:table-cell office:value-type="float" office:value="1.699" calcext:value-type="float">
            <text:p>1.6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62" calcext:value-type="float">
            <text:p>9997.562</text:p>
          </table:table-cell>
          <table:table-cell office:value-type="float" office:value="2.438" calcext:value-type="float">
            <text:p>2.4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946" calcext:value-type="float">
            <text:p>9985.946</text:p>
          </table:table-cell>
          <table:table-cell office:value-type="float" office:value="14.054" calcext:value-type="float">
            <text:p>14.0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47" calcext:value-type="float">
            <text:p>9987.547</text:p>
          </table:table-cell>
          <table:table-cell office:value-type="float" office:value="12.453" calcext:value-type="float">
            <text:p>12.4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8" calcext:value-type="float">
            <text:p>9993.98</text:p>
          </table:table-cell>
          <table:table-cell office:value-type="float" office:value="6.02" calcext:value-type="float">
            <text:p>6.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5" calcext:value-type="float">
            <text:p>9995.245</text:p>
          </table:table-cell>
          <table:table-cell office:value-type="float" office:value="4.755" calcext:value-type="float">
            <text:p>4.7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85" calcext:value-type="float">
            <text:p>9992.485</text:p>
          </table:table-cell>
          <table:table-cell office:value-type="float" office:value="7.515" calcext:value-type="float">
            <text:p>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18" calcext:value-type="float">
            <text:p>9993.618</text:p>
          </table:table-cell>
          <table:table-cell office:value-type="float" office:value="6.382" calcext:value-type="float">
            <text:p>6.3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9" calcext:value-type="float">
            <text:p>9997.299</text:p>
          </table:table-cell>
          <table:table-cell office:value-type="float" office:value="2.701" calcext:value-type="float">
            <text:p>2.7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75" calcext:value-type="float">
            <text:p>9993.975</text:p>
          </table:table-cell>
          <table:table-cell office:value-type="float" office:value="6.025" calcext:value-type="float">
            <text:p>6.0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99" calcext:value-type="float">
            <text:p>9994.099</text:p>
          </table:table-cell>
          <table:table-cell office:value-type="float" office:value="5.901" calcext:value-type="float">
            <text:p>5.9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74" calcext:value-type="float">
            <text:p>9997.174</text:p>
          </table:table-cell>
          <table:table-cell office:value-type="float" office:value="2.826" calcext:value-type="float">
            <text:p>2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86" calcext:value-type="float">
            <text:p>9996.686</text:p>
          </table:table-cell>
          <table:table-cell office:value-type="float" office:value="3.314" calcext:value-type="float">
            <text:p>3.3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8" calcext:value-type="float">
            <text:p>9997.708</text:p>
          </table:table-cell>
          <table:table-cell office:value-type="float" office:value="2.292" calcext:value-type="float">
            <text:p>2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2" calcext:value-type="float">
            <text:p>9993.92</text:p>
          </table:table-cell>
          <table:table-cell office:value-type="float" office:value="6.08" calcext:value-type="float">
            <text:p>6.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1" calcext:value-type="float">
            <text:p>9991.91</text:p>
          </table:table-cell>
          <table:table-cell office:value-type="float" office:value="8.09" calcext:value-type="float">
            <text:p>8.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13" calcext:value-type="float">
            <text:p>9997.213</text:p>
          </table:table-cell>
          <table:table-cell office:value-type="float" office:value="2.787" calcext:value-type="float">
            <text:p>2.7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03" calcext:value-type="float">
            <text:p>9995.103</text:p>
          </table:table-cell>
          <table:table-cell office:value-type="float" office:value="4.897" calcext:value-type="float">
            <text:p>4.8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19" calcext:value-type="float">
            <text:p>9996.219</text:p>
          </table:table-cell>
          <table:table-cell office:value-type="float" office:value="3.781" calcext:value-type="float">
            <text:p>3.7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94" calcext:value-type="float">
            <text:p>9992.494</text:p>
          </table:table-cell>
          <table:table-cell office:value-type="float" office:value="7.506" calcext:value-type="float">
            <text:p>7.5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84" calcext:value-type="float">
            <text:p>9992.784</text:p>
          </table:table-cell>
          <table:table-cell office:value-type="float" office:value="7.216" calcext:value-type="float">
            <text:p>7.2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6" calcext:value-type="float">
            <text:p>9997.316</text:p>
          </table:table-cell>
          <table:table-cell office:value-type="float" office:value="2.684" calcext:value-type="float">
            <text:p>2.6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24" calcext:value-type="float">
            <text:p>9985.624</text:p>
          </table:table-cell>
          <table:table-cell office:value-type="float" office:value="14.376" calcext:value-type="float">
            <text:p>14.37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2" calcext:value-type="float">
            <text:p>9997.592</text:p>
          </table:table-cell>
          <table:table-cell office:value-type="float" office:value="2.408" calcext:value-type="float">
            <text:p>2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51" calcext:value-type="float">
            <text:p>9996.251</text:p>
          </table:table-cell>
          <table:table-cell office:value-type="float" office:value="3.749" calcext:value-type="float">
            <text:p>3.7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05" calcext:value-type="float">
            <text:p>9991.405</text:p>
          </table:table-cell>
          <table:table-cell office:value-type="float" office:value="8.595" calcext:value-type="float">
            <text:p>8.5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6" calcext:value-type="float">
            <text:p>9997.476</text:p>
          </table:table-cell>
          <table:table-cell office:value-type="float" office:value="2.524" calcext:value-type="float">
            <text:p>2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73" calcext:value-type="float">
            <text:p>9991.573</text:p>
          </table:table-cell>
          <table:table-cell office:value-type="float" office:value="8.427" calcext:value-type="float">
            <text:p>8.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" calcext:value-type="float">
            <text:p>9998.15</text:p>
          </table:table-cell>
          <table:table-cell office:value-type="float" office:value="1.85" calcext:value-type="float">
            <text:p>1.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13" calcext:value-type="float">
            <text:p>9997.213</text:p>
          </table:table-cell>
          <table:table-cell office:value-type="float" office:value="2.787" calcext:value-type="float">
            <text:p>2.7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86" calcext:value-type="float">
            <text:p>9993.186</text:p>
          </table:table-cell>
          <table:table-cell office:value-type="float" office:value="6.814" calcext:value-type="float">
            <text:p>6.8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2" calcext:value-type="float">
            <text:p>9998.522</text:p>
          </table:table-cell>
          <table:table-cell office:value-type="float" office:value="1.478" calcext:value-type="float">
            <text:p>1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04" calcext:value-type="float">
            <text:p>9993.604</text:p>
          </table:table-cell>
          <table:table-cell office:value-type="float" office:value="6.396" calcext:value-type="float">
            <text:p>6.3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3" calcext:value-type="float">
            <text:p>9996.93</text:p>
          </table:table-cell>
          <table:table-cell office:value-type="float" office:value="3.07" calcext:value-type="float">
            <text:p>3.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2" calcext:value-type="float">
            <text:p>9997.662</text:p>
          </table:table-cell>
          <table:table-cell office:value-type="float" office:value="2.338" calcext:value-type="float">
            <text:p>2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09" calcext:value-type="float">
            <text:p>9992.309</text:p>
          </table:table-cell>
          <table:table-cell office:value-type="float" office:value="7.691" calcext:value-type="float">
            <text:p>7.6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9" calcext:value-type="float">
            <text:p>9995.629</text:p>
          </table:table-cell>
          <table:table-cell office:value-type="float" office:value="4.371" calcext:value-type="float">
            <text:p>4.3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3" calcext:value-type="float">
            <text:p>9995.663</text:p>
          </table:table-cell>
          <table:table-cell office:value-type="float" office:value="4.337" calcext:value-type="float">
            <text:p>4.3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15" calcext:value-type="float">
            <text:p>9998.115</text:p>
          </table:table-cell>
          <table:table-cell office:value-type="float" office:value="1.885" calcext:value-type="float">
            <text:p>1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3" calcext:value-type="float">
            <text:p>9997.343</text:p>
          </table:table-cell>
          <table:table-cell office:value-type="float" office:value="2.657" calcext:value-type="float">
            <text:p>2.6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646" calcext:value-type="float">
            <text:p>9984.646</text:p>
          </table:table-cell>
          <table:table-cell office:value-type="float" office:value="15.354" calcext:value-type="float">
            <text:p>15.3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47" calcext:value-type="float">
            <text:p>9986.247</text:p>
          </table:table-cell>
          <table:table-cell office:value-type="float" office:value="13.753" calcext:value-type="float">
            <text:p>13.7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8" calcext:value-type="float">
            <text:p>9993.448</text:p>
          </table:table-cell>
          <table:table-cell office:value-type="float" office:value="6.552" calcext:value-type="float">
            <text:p>6.5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27" calcext:value-type="float">
            <text:p>9994.827</text:p>
          </table:table-cell>
          <table:table-cell office:value-type="float" office:value="5.173" calcext:value-type="float">
            <text:p>5.1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9" calcext:value-type="float">
            <text:p>9991.789</text:p>
          </table:table-cell>
          <table:table-cell office:value-type="float" office:value="8.211" calcext:value-type="float">
            <text:p>8.2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38" calcext:value-type="float">
            <text:p>9993.038</text:p>
          </table:table-cell>
          <table:table-cell office:value-type="float" office:value="6.962" calcext:value-type="float">
            <text:p>6.9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1" calcext:value-type="float">
            <text:p>9997.01</text:p>
          </table:table-cell>
          <table:table-cell office:value-type="float" office:value="2.99" calcext:value-type="float">
            <text:p>2.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75" calcext:value-type="float">
            <text:p>9993.375</text:p>
          </table:table-cell>
          <table:table-cell office:value-type="float" office:value="6.625" calcext:value-type="float">
            <text:p>6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13" calcext:value-type="float">
            <text:p>9993.613</text:p>
          </table:table-cell>
          <table:table-cell office:value-type="float" office:value="6.387" calcext:value-type="float">
            <text:p>6.3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19" calcext:value-type="float">
            <text:p>9996.919</text:p>
          </table:table-cell>
          <table:table-cell office:value-type="float" office:value="3.081" calcext:value-type="float">
            <text:p>3.0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15" calcext:value-type="float">
            <text:p>9996.315</text:p>
          </table:table-cell>
          <table:table-cell office:value-type="float" office:value="3.685" calcext:value-type="float">
            <text:p>3.6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" calcext:value-type="float">
            <text:p>9997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34" calcext:value-type="float">
            <text:p>9993.434</text:p>
          </table:table-cell>
          <table:table-cell office:value-type="float" office:value="6.566" calcext:value-type="float">
            <text:p>6.5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93" calcext:value-type="float">
            <text:p>9991.193</text:p>
          </table:table-cell>
          <table:table-cell office:value-type="float" office:value="8.807" calcext:value-type="float">
            <text:p>8.8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6" calcext:value-type="float">
            <text:p>9996.96</text:p>
          </table:table-cell>
          <table:table-cell office:value-type="float" office:value="3.04" calcext:value-type="float">
            <text:p>3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" calcext:value-type="float">
            <text:p>9994.66</text:p>
          </table:table-cell>
          <table:table-cell office:value-type="float" office:value="5.34" calcext:value-type="float">
            <text:p>5.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9" calcext:value-type="float">
            <text:p>9995.699</text:p>
          </table:table-cell>
          <table:table-cell office:value-type="float" office:value="4.301" calcext:value-type="float">
            <text:p>4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32" calcext:value-type="float">
            <text:p>9991.732</text:p>
          </table:table-cell>
          <table:table-cell office:value-type="float" office:value="8.268" calcext:value-type="float">
            <text:p>8.2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43" calcext:value-type="float">
            <text:p>9992.143</text:p>
          </table:table-cell>
          <table:table-cell office:value-type="float" office:value="7.857" calcext:value-type="float">
            <text:p>7.8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84" calcext:value-type="float">
            <text:p>9997.084</text:p>
          </table:table-cell>
          <table:table-cell office:value-type="float" office:value="2.916" calcext:value-type="float">
            <text:p>2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58" calcext:value-type="float">
            <text:p>9984.58</text:p>
          </table:table-cell>
          <table:table-cell office:value-type="float" office:value="15.42" calcext:value-type="float">
            <text:p>15.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37" calcext:value-type="float">
            <text:p>9997.337</text:p>
          </table:table-cell>
          <table:table-cell office:value-type="float" office:value="2.663" calcext:value-type="float">
            <text:p>2.6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43" calcext:value-type="float">
            <text:p>9996.043</text:p>
          </table:table-cell>
          <table:table-cell office:value-type="float" office:value="3.957" calcext:value-type="float">
            <text:p>3.9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06" calcext:value-type="float">
            <text:p>9990.606</text:p>
          </table:table-cell>
          <table:table-cell office:value-type="float" office:value="9.394" calcext:value-type="float">
            <text:p>9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1" calcext:value-type="float">
            <text:p>9997.291</text:p>
          </table:table-cell>
          <table:table-cell office:value-type="float" office:value="2.709" calcext:value-type="float">
            <text:p>2.7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07" calcext:value-type="float">
            <text:p>9990.807</text:p>
          </table:table-cell>
          <table:table-cell office:value-type="float" office:value="9.193" calcext:value-type="float">
            <text:p>9.1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5" calcext:value-type="float">
            <text:p>9997.965</text:p>
          </table:table-cell>
          <table:table-cell office:value-type="float" office:value="2.035" calcext:value-type="float">
            <text:p>2.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6" calcext:value-type="float">
            <text:p>9996.96</text:p>
          </table:table-cell>
          <table:table-cell office:value-type="float" office:value="3.04" calcext:value-type="float">
            <text:p>3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07" calcext:value-type="float">
            <text:p>9992.607</text:p>
          </table:table-cell>
          <table:table-cell office:value-type="float" office:value="7.393" calcext:value-type="float">
            <text:p>7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6" calcext:value-type="float">
            <text:p>9998.406</text:p>
          </table:table-cell>
          <table:table-cell office:value-type="float" office:value="1.594" calcext:value-type="float">
            <text:p>1.5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8" calcext:value-type="float">
            <text:p>9992.98</text:p>
          </table:table-cell>
          <table:table-cell office:value-type="float" office:value="7.02" calcext:value-type="float">
            <text:p>7.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4" calcext:value-type="float">
            <text:p>9998.454</text:p>
          </table:table-cell>
          <table:table-cell office:value-type="float" office:value="1.546" calcext:value-type="float">
            <text:p>1.5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06" calcext:value-type="float">
            <text:p>9996.606</text:p>
          </table:table-cell>
          <table:table-cell office:value-type="float" office:value="3.394" calcext:value-type="float">
            <text:p>3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07" calcext:value-type="float">
            <text:p>9997.407</text:p>
          </table:table-cell>
          <table:table-cell office:value-type="float" office:value="2.593" calcext:value-type="float">
            <text:p>2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47" calcext:value-type="float">
            <text:p>9991.547</text:p>
          </table:table-cell>
          <table:table-cell office:value-type="float" office:value="8.453" calcext:value-type="float">
            <text:p>8.4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11" calcext:value-type="float">
            <text:p>9995.211</text:p>
          </table:table-cell>
          <table:table-cell office:value-type="float" office:value="4.789" calcext:value-type="float">
            <text:p>4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9" calcext:value-type="float">
            <text:p>9995.269</text:p>
          </table:table-cell>
          <table:table-cell office:value-type="float" office:value="4.731" calcext:value-type="float">
            <text:p>4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3" calcext:value-type="float">
            <text:p>9997.93</text:p>
          </table:table-cell>
          <table:table-cell office:value-type="float" office:value="2.07" calcext:value-type="float">
            <text:p>2.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07" calcext:value-type="float">
            <text:p>9997.007</text:p>
          </table:table-cell>
          <table:table-cell office:value-type="float" office:value="2.993" calcext:value-type="float">
            <text:p>2.9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46" calcext:value-type="float">
            <text:p>9983.346</text:p>
          </table:table-cell>
          <table:table-cell office:value-type="float" office:value="16.654" calcext:value-type="float">
            <text:p>16.6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357" calcext:value-type="float">
            <text:p>9985.357</text:p>
          </table:table-cell>
          <table:table-cell office:value-type="float" office:value="14.643" calcext:value-type="float">
            <text:p>14.6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03" calcext:value-type="float">
            <text:p>9992.903</text:p>
          </table:table-cell>
          <table:table-cell office:value-type="float" office:value="7.097" calcext:value-type="float">
            <text:p>7.0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38" calcext:value-type="float">
            <text:p>9990.238</text:p>
          </table:table-cell>
          <table:table-cell office:value-type="float" office:value="9.762" calcext:value-type="float">
            <text:p>9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87" calcext:value-type="float">
            <text:p>9994.387</text:p>
          </table:table-cell>
          <table:table-cell office:value-type="float" office:value="5.613" calcext:value-type="float">
            <text:p>5.6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28" calcext:value-type="float">
            <text:p>9991.028</text:p>
          </table:table-cell>
          <table:table-cell office:value-type="float" office:value="8.972" calcext:value-type="float">
            <text:p>8.9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58" calcext:value-type="float">
            <text:p>9992.458</text:p>
          </table:table-cell>
          <table:table-cell office:value-type="float" office:value="7.542" calcext:value-type="float">
            <text:p>7.5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64" calcext:value-type="float">
            <text:p>9996.664</text:p>
          </table:table-cell>
          <table:table-cell office:value-type="float" office:value="3.336" calcext:value-type="float">
            <text:p>3.3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29" calcext:value-type="float">
            <text:p>9992.729</text:p>
          </table:table-cell>
          <table:table-cell office:value-type="float" office:value="7.271" calcext:value-type="float">
            <text:p>7.2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57" calcext:value-type="float">
            <text:p>9993.057</text:p>
          </table:table-cell>
          <table:table-cell office:value-type="float" office:value="6.943" calcext:value-type="float">
            <text:p>6.9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64" calcext:value-type="float">
            <text:p>9996.664</text:p>
          </table:table-cell>
          <table:table-cell office:value-type="float" office:value="3.336" calcext:value-type="float">
            <text:p>3.3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13" calcext:value-type="float">
            <text:p>9996.013</text:p>
          </table:table-cell>
          <table:table-cell office:value-type="float" office:value="3.987" calcext:value-type="float">
            <text:p>3.9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2" calcext:value-type="float">
            <text:p>9997.292</text:p>
          </table:table-cell>
          <table:table-cell office:value-type="float" office:value="2.708" calcext:value-type="float">
            <text:p>2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41" calcext:value-type="float">
            <text:p>9992.741</text:p>
          </table:table-cell>
          <table:table-cell office:value-type="float" office:value="7.259" calcext:value-type="float">
            <text:p>7.2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54" calcext:value-type="float">
            <text:p>9990.454</text:p>
          </table:table-cell>
          <table:table-cell office:value-type="float" office:value="9.546" calcext:value-type="float">
            <text:p>9.5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07" calcext:value-type="float">
            <text:p>9996.707</text:p>
          </table:table-cell>
          <table:table-cell office:value-type="float" office:value="3.293" calcext:value-type="float">
            <text:p>3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16" calcext:value-type="float">
            <text:p>9994.216</text:p>
          </table:table-cell>
          <table:table-cell office:value-type="float" office:value="5.784" calcext:value-type="float">
            <text:p>5.7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" calcext:value-type="float">
            <text:p>9995.4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71" calcext:value-type="float">
            <text:p>9990.971</text:p>
          </table:table-cell>
          <table:table-cell office:value-type="float" office:value="9.029" calcext:value-type="float">
            <text:p>9.0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02" calcext:value-type="float">
            <text:p>9991.502</text:p>
          </table:table-cell>
          <table:table-cell office:value-type="float" office:value="8.498" calcext:value-type="float">
            <text:p>8.4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22" calcext:value-type="float">
            <text:p>9996.922</text:p>
          </table:table-cell>
          <table:table-cell office:value-type="float" office:value="3.078" calcext:value-type="float">
            <text:p>3.0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87" calcext:value-type="float">
            <text:p>9982.87</text:p>
          </table:table-cell>
          <table:table-cell office:value-type="float" office:value="17.13" calcext:value-type="float">
            <text:p>17.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52" calcext:value-type="float">
            <text:p>9997.152</text:p>
          </table:table-cell>
          <table:table-cell office:value-type="float" office:value="2.848" calcext:value-type="float">
            <text:p>2.8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2" calcext:value-type="float">
            <text:p>9995.672</text:p>
          </table:table-cell>
          <table:table-cell office:value-type="float" office:value="4.328" calcext:value-type="float">
            <text:p>4.3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95" calcext:value-type="float">
            <text:p>9989.795</text:p>
          </table:table-cell>
          <table:table-cell office:value-type="float" office:value="10.205" calcext:value-type="float">
            <text:p>10.2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36" calcext:value-type="float">
            <text:p>9997.036</text:p>
          </table:table-cell>
          <table:table-cell office:value-type="float" office:value="2.964" calcext:value-type="float">
            <text:p>2.9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03" calcext:value-type="float">
            <text:p>9990.203</text:p>
          </table:table-cell>
          <table:table-cell office:value-type="float" office:value="9.797" calcext:value-type="float">
            <text:p>9.7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57" calcext:value-type="float">
            <text:p>9997.757</text:p>
          </table:table-cell>
          <table:table-cell office:value-type="float" office:value="2.243" calcext:value-type="float">
            <text:p>2.2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07" calcext:value-type="float">
            <text:p>9996.707</text:p>
          </table:table-cell>
          <table:table-cell office:value-type="float" office:value="3.293" calcext:value-type="float">
            <text:p>3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59" calcext:value-type="float">
            <text:p>9991.959</text:p>
          </table:table-cell>
          <table:table-cell office:value-type="float" office:value="8.041" calcext:value-type="float">
            <text:p>8.0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45" calcext:value-type="float">
            <text:p>9998.245</text:p>
          </table:table-cell>
          <table:table-cell office:value-type="float" office:value="1.755" calcext:value-type="float">
            <text:p>1.7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11" calcext:value-type="float">
            <text:p>9992.311</text:p>
          </table:table-cell>
          <table:table-cell office:value-type="float" office:value="7.689" calcext:value-type="float">
            <text:p>7.6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9" calcext:value-type="float">
            <text:p>9998.339</text:p>
          </table:table-cell>
          <table:table-cell office:value-type="float" office:value="1.661" calcext:value-type="float">
            <text:p>1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11" calcext:value-type="float">
            <text:p>9996.211</text:p>
          </table:table-cell>
          <table:table-cell office:value-type="float" office:value="3.789" calcext:value-type="float">
            <text:p>3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2" calcext:value-type="float">
            <text:p>9997.292</text:p>
          </table:table-cell>
          <table:table-cell office:value-type="float" office:value="2.708" calcext:value-type="float">
            <text:p>2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23" calcext:value-type="float">
            <text:p>9990.923</text:p>
          </table:table-cell>
          <table:table-cell office:value-type="float" office:value="9.077" calcext:value-type="float">
            <text:p>9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17" calcext:value-type="float">
            <text:p>9994.817</text:p>
          </table:table-cell>
          <table:table-cell office:value-type="float" office:value="5.183" calcext:value-type="float">
            <text:p>5.1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5" calcext:value-type="float">
            <text:p>9994.805</text:p>
          </table:table-cell>
          <table:table-cell office:value-type="float" office:value="5.195" calcext:value-type="float">
            <text:p>5.1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22" calcext:value-type="float">
            <text:p>9997.722</text:p>
          </table:table-cell>
          <table:table-cell office:value-type="float" office:value="2.278" calcext:value-type="float">
            <text:p>2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31" calcext:value-type="float">
            <text:p>9996.731</text:p>
          </table:table-cell>
          <table:table-cell office:value-type="float" office:value="3.269" calcext:value-type="float">
            <text:p>3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047" calcext:value-type="float">
            <text:p>9982.047</text:p>
          </table:table-cell>
          <table:table-cell office:value-type="float" office:value="17.953" calcext:value-type="float">
            <text:p>17.9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67" calcext:value-type="float">
            <text:p>9984.467</text:p>
          </table:table-cell>
          <table:table-cell office:value-type="float" office:value="15.533" calcext:value-type="float">
            <text:p>15.5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36" calcext:value-type="float">
            <text:p>9992.336</text:p>
          </table:table-cell>
          <table:table-cell office:value-type="float" office:value="7.664" calcext:value-type="float">
            <text:p>7.6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77" calcext:value-type="float">
            <text:p>9989.477</text:p>
          </table:table-cell>
          <table:table-cell office:value-type="float" office:value="10.523" calcext:value-type="float">
            <text:p>10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46" calcext:value-type="float">
            <text:p>9993.946</text:p>
          </table:table-cell>
          <table:table-cell office:value-type="float" office:value="6.054" calcext:value-type="float">
            <text:p>6.0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03" calcext:value-type="float">
            <text:p>9990.403</text:p>
          </table:table-cell>
          <table:table-cell office:value-type="float" office:value="9.597" calcext:value-type="float">
            <text:p>9.5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77" calcext:value-type="float">
            <text:p>9991.877</text:p>
          </table:table-cell>
          <table:table-cell office:value-type="float" office:value="8.123" calcext:value-type="float">
            <text:p>8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5" calcext:value-type="float">
            <text:p>9996.375</text:p>
          </table:table-cell>
          <table:table-cell office:value-type="float" office:value="3.625" calcext:value-type="float">
            <text:p>3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98" calcext:value-type="float">
            <text:p>9992.198</text:p>
          </table:table-cell>
          <table:table-cell office:value-type="float" office:value="7.802" calcext:value-type="float">
            <text:p>7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9" calcext:value-type="float">
            <text:p>9992.479</text:p>
          </table:table-cell>
          <table:table-cell office:value-type="float" office:value="7.521" calcext:value-type="float">
            <text:p>7.5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56" calcext:value-type="float">
            <text:p>9996.456</text:p>
          </table:table-cell>
          <table:table-cell office:value-type="float" office:value="3.544" calcext:value-type="float">
            <text:p>3.5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12" calcext:value-type="float">
            <text:p>9995.712</text:p>
          </table:table-cell>
          <table:table-cell office:value-type="float" office:value="4.288" calcext:value-type="float">
            <text:p>4.2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83" calcext:value-type="float">
            <text:p>9997.083</text:p>
          </table:table-cell>
          <table:table-cell office:value-type="float" office:value="2.917" calcext:value-type="float">
            <text:p>2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55" calcext:value-type="float">
            <text:p>9992.255</text:p>
          </table:table-cell>
          <table:table-cell office:value-type="float" office:value="7.745" calcext:value-type="float">
            <text:p>7.7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14" calcext:value-type="float">
            <text:p>9989.714</text:p>
          </table:table-cell>
          <table:table-cell office:value-type="float" office:value="10.286" calcext:value-type="float">
            <text:p>10.2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53" calcext:value-type="float">
            <text:p>9996.453</text:p>
          </table:table-cell>
          <table:table-cell office:value-type="float" office:value="3.547" calcext:value-type="float">
            <text:p>3.5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22" calcext:value-type="float">
            <text:p>9993.822</text:p>
          </table:table-cell>
          <table:table-cell office:value-type="float" office:value="6.178" calcext:value-type="float">
            <text:p>6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55" calcext:value-type="float">
            <text:p>9994.855</text:p>
          </table:table-cell>
          <table:table-cell office:value-type="float" office:value="5.145" calcext:value-type="float">
            <text:p>5.1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09" calcext:value-type="float">
            <text:p>9990.209</text:p>
          </table:table-cell>
          <table:table-cell office:value-type="float" office:value="9.791" calcext:value-type="float">
            <text:p>9.7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1" calcext:value-type="float">
            <text:p>9990.861</text:p>
          </table:table-cell>
          <table:table-cell office:value-type="float" office:value="9.139" calcext:value-type="float">
            <text:p>9.1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21" calcext:value-type="float">
            <text:p>9996.621</text:p>
          </table:table-cell>
          <table:table-cell office:value-type="float" office:value="3.379" calcext:value-type="float">
            <text:p>3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16" calcext:value-type="float">
            <text:p>9981.16</text:p>
          </table:table-cell>
          <table:table-cell office:value-type="float" office:value="18.84" calcext:value-type="float">
            <text:p>18.8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21" calcext:value-type="float">
            <text:p>9996.921</text:p>
          </table:table-cell>
          <table:table-cell office:value-type="float" office:value="3.079" calcext:value-type="float">
            <text:p>3.0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21" calcext:value-type="float">
            <text:p>9995.221</text:p>
          </table:table-cell>
          <table:table-cell office:value-type="float" office:value="4.779" calcext:value-type="float">
            <text:p>4.7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97" calcext:value-type="float">
            <text:p>9988.997</text:p>
          </table:table-cell>
          <table:table-cell office:value-type="float" office:value="11.003" calcext:value-type="float">
            <text:p>11.0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81" calcext:value-type="float">
            <text:p>9996.781</text:p>
          </table:table-cell>
          <table:table-cell office:value-type="float" office:value="3.219" calcext:value-type="float">
            <text:p>3.2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37" calcext:value-type="float">
            <text:p>9989.437</text:p>
          </table:table-cell>
          <table:table-cell office:value-type="float" office:value="10.563" calcext:value-type="float">
            <text:p>10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1" calcext:value-type="float">
            <text:p>9997.571</text:p>
          </table:table-cell>
          <table:table-cell office:value-type="float" office:value="2.429" calcext:value-type="float">
            <text:p>2.4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53" calcext:value-type="float">
            <text:p>9996.453</text:p>
          </table:table-cell>
          <table:table-cell office:value-type="float" office:value="3.547" calcext:value-type="float">
            <text:p>3.5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35" calcext:value-type="float">
            <text:p>9991.335</text:p>
          </table:table-cell>
          <table:table-cell office:value-type="float" office:value="8.665" calcext:value-type="float">
            <text:p>8.6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1" calcext:value-type="float">
            <text:p>9997.921</text:p>
          </table:table-cell>
          <table:table-cell office:value-type="float" office:value="2.079" calcext:value-type="float">
            <text:p>2.0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33" calcext:value-type="float">
            <text:p>9991.733</text:p>
          </table:table-cell>
          <table:table-cell office:value-type="float" office:value="8.267" calcext:value-type="float">
            <text:p>8.2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3" calcext:value-type="float">
            <text:p>9998.223</text:p>
          </table:table-cell>
          <table:table-cell office:value-type="float" office:value="1.777" calcext:value-type="float">
            <text:p>1.7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87" calcext:value-type="float">
            <text:p>9995.887</text:p>
          </table:table-cell>
          <table:table-cell office:value-type="float" office:value="4.113" calcext:value-type="float">
            <text:p>4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37" calcext:value-type="float">
            <text:p>9997.037</text:p>
          </table:table-cell>
          <table:table-cell office:value-type="float" office:value="2.963" calcext:value-type="float">
            <text:p>2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62" calcext:value-type="float">
            <text:p>9990.162</text:p>
          </table:table-cell>
          <table:table-cell office:value-type="float" office:value="9.838" calcext:value-type="float">
            <text:p>9.8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23" calcext:value-type="float">
            <text:p>9994.423</text:p>
          </table:table-cell>
          <table:table-cell office:value-type="float" office:value="5.577" calcext:value-type="float">
            <text:p>5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11" calcext:value-type="float">
            <text:p>9994.411</text:p>
          </table:table-cell>
          <table:table-cell office:value-type="float" office:value="5.589" calcext:value-type="float">
            <text:p>5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37" calcext:value-type="float">
            <text:p>9997.537</text:p>
          </table:table-cell>
          <table:table-cell office:value-type="float" office:value="2.463" calcext:value-type="float">
            <text:p>2.4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77" calcext:value-type="float">
            <text:p>9996.477</text:p>
          </table:table-cell>
          <table:table-cell office:value-type="float" office:value="3.523" calcext:value-type="float">
            <text:p>3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747" calcext:value-type="float">
            <text:p>9980.747</text:p>
          </table:table-cell>
          <table:table-cell office:value-type="float" office:value="19.253" calcext:value-type="float">
            <text:p>19.2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72" calcext:value-type="float">
            <text:p>9983.372</text:p>
          </table:table-cell>
          <table:table-cell office:value-type="float" office:value="16.628" calcext:value-type="float">
            <text:p>16.6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1" calcext:value-type="float">
            <text:p>9991.781</text:p>
          </table:table-cell>
          <table:table-cell office:value-type="float" office:value="8.219" calcext:value-type="float">
            <text:p>8.2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15" calcext:value-type="float">
            <text:p>9988.715</text:p>
          </table:table-cell>
          <table:table-cell office:value-type="float" office:value="11.285" calcext:value-type="float">
            <text:p>11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28" calcext:value-type="float">
            <text:p>9993.528</text:p>
          </table:table-cell>
          <table:table-cell office:value-type="float" office:value="6.472" calcext:value-type="float">
            <text:p>6.4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42" calcext:value-type="float">
            <text:p>9989.642</text:p>
          </table:table-cell>
          <table:table-cell office:value-type="float" office:value="10.358" calcext:value-type="float">
            <text:p>10.3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97" calcext:value-type="float">
            <text:p>9991.297</text:p>
          </table:table-cell>
          <table:table-cell office:value-type="float" office:value="8.703" calcext:value-type="float">
            <text:p>8.7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87" calcext:value-type="float">
            <text:p>9996.087</text:p>
          </table:table-cell>
          <table:table-cell office:value-type="float" office:value="3.913" calcext:value-type="float">
            <text:p>3.9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98" calcext:value-type="float">
            <text:p>9991.598</text:p>
          </table:table-cell>
          <table:table-cell office:value-type="float" office:value="8.402" calcext:value-type="float">
            <text:p>8.4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93" calcext:value-type="float">
            <text:p>9991.993</text:p>
          </table:table-cell>
          <table:table-cell office:value-type="float" office:value="8.007" calcext:value-type="float">
            <text:p>8.0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01" calcext:value-type="float">
            <text:p>9996.201</text:p>
          </table:table-cell>
          <table:table-cell office:value-type="float" office:value="3.799" calcext:value-type="float">
            <text:p>3.7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1" calcext:value-type="float">
            <text:p>9995.411</text:p>
          </table:table-cell>
          <table:table-cell office:value-type="float" office:value="4.589" calcext:value-type="float">
            <text:p>4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75" calcext:value-type="float">
            <text:p>9996.875</text:p>
          </table:table-cell>
          <table:table-cell office:value-type="float" office:value="3.125" calcext:value-type="float">
            <text:p>3.1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52" calcext:value-type="float">
            <text:p>9991.652</text:p>
          </table:table-cell>
          <table:table-cell office:value-type="float" office:value="8.348" calcext:value-type="float">
            <text:p>8.3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19" calcext:value-type="float">
            <text:p>9989.019</text:p>
          </table:table-cell>
          <table:table-cell office:value-type="float" office:value="10.981" calcext:value-type="float">
            <text:p>10.9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" calcext:value-type="float">
            <text:p>9996.2</text:p>
          </table:table-cell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78" calcext:value-type="float">
            <text:p>9993.378</text:p>
          </table:table-cell>
          <table:table-cell office:value-type="float" office:value="6.622" calcext:value-type="float">
            <text:p>6.6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66" calcext:value-type="float">
            <text:p>9994.566</text:p>
          </table:table-cell>
          <table:table-cell office:value-type="float" office:value="5.434" calcext:value-type="float">
            <text:p>5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7" calcext:value-type="float">
            <text:p>9989.47</text:p>
          </table:table-cell>
          <table:table-cell office:value-type="float" office:value="10.53" calcext:value-type="float">
            <text:p>10.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2" calcext:value-type="float">
            <text:p>9990.22</text:p>
          </table:table-cell>
          <table:table-cell office:value-type="float" office:value="9.78" calcext:value-type="float">
            <text:p>9.7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9" calcext:value-type="float">
            <text:p>9996.389</text:p>
          </table:table-cell>
          <table:table-cell office:value-type="float" office:value="3.611" calcext:value-type="float">
            <text:p>3.6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782" calcext:value-type="float">
            <text:p>9979.782</text:p>
          </table:table-cell>
          <table:table-cell office:value-type="float" office:value="20.218" calcext:value-type="float">
            <text:p>20.2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12" calcext:value-type="float">
            <text:p>9996.712</text:p>
          </table:table-cell>
          <table:table-cell office:value-type="float" office:value="3.288" calcext:value-type="float">
            <text:p>3.2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66" calcext:value-type="float">
            <text:p>9994.966</text:p>
          </table:table-cell>
          <table:table-cell office:value-type="float" office:value="5.034" calcext:value-type="float">
            <text:p>5.0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98" calcext:value-type="float">
            <text:p>9988.198</text:p>
          </table:table-cell>
          <table:table-cell office:value-type="float" office:value="11.802" calcext:value-type="float">
            <text:p>11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96" calcext:value-type="float">
            <text:p>9996.596</text:p>
          </table:table-cell>
          <table:table-cell office:value-type="float" office:value="3.404" calcext:value-type="float">
            <text:p>3.4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71" calcext:value-type="float">
            <text:p>9988.671</text:p>
          </table:table-cell>
          <table:table-cell office:value-type="float" office:value="11.329" calcext:value-type="float">
            <text:p>11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86" calcext:value-type="float">
            <text:p>9997.386</text:p>
          </table:table-cell>
          <table:table-cell office:value-type="float" office:value="2.614" calcext:value-type="float">
            <text:p>2.6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" calcext:value-type="float">
            <text:p>9996.2</text:p>
          </table:table-cell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79" calcext:value-type="float">
            <text:p>9990.779</text:p>
          </table:table-cell>
          <table:table-cell office:value-type="float" office:value="9.221" calcext:value-type="float">
            <text:p>9.2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83" calcext:value-type="float">
            <text:p>9997.783</text:p>
          </table:table-cell>
          <table:table-cell office:value-type="float" office:value="2.217" calcext:value-type="float">
            <text:p>2.2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1" calcext:value-type="float">
            <text:p>9991.11</text:p>
          </table:table-cell>
          <table:table-cell office:value-type="float" office:value="8.89" calcext:value-type="float">
            <text:p>8.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08" calcext:value-type="float">
            <text:p>9998.108</text:p>
          </table:table-cell>
          <table:table-cell office:value-type="float" office:value="1.892" calcext:value-type="float">
            <text:p>1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62" calcext:value-type="float">
            <text:p>9995.562</text:p>
          </table:table-cell>
          <table:table-cell office:value-type="float" office:value="4.438" calcext:value-type="float">
            <text:p>4.4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29" calcext:value-type="float">
            <text:p>9996.829</text:p>
          </table:table-cell>
          <table:table-cell office:value-type="float" office:value="3.171" calcext:value-type="float">
            <text:p>3.1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69" calcext:value-type="float">
            <text:p>9989.469</text:p>
          </table:table-cell>
          <table:table-cell office:value-type="float" office:value="10.531" calcext:value-type="float">
            <text:p>10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28" calcext:value-type="float">
            <text:p>9994.028</text:p>
          </table:table-cell>
          <table:table-cell office:value-type="float" office:value="5.972" calcext:value-type="float">
            <text:p>5.9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16" calcext:value-type="float">
            <text:p>9994.016</text:p>
          </table:table-cell>
          <table:table-cell office:value-type="float" office:value="5.984" calcext:value-type="float">
            <text:p>5.9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52" calcext:value-type="float">
            <text:p>9997.352</text:p>
          </table:table-cell>
          <table:table-cell office:value-type="float" office:value="2.648" calcext:value-type="float">
            <text:p>2.6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57" calcext:value-type="float">
            <text:p>9996.257</text:p>
          </table:table-cell>
          <table:table-cell office:value-type="float" office:value="3.743" calcext:value-type="float">
            <text:p>3.7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448" calcext:value-type="float">
            <text:p>9979.448</text:p>
          </table:table-cell>
          <table:table-cell office:value-type="float" office:value="20.552" calcext:value-type="float">
            <text:p>20.5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073" calcext:value-type="float">
            <text:p>9982.073</text:p>
          </table:table-cell>
          <table:table-cell office:value-type="float" office:value="17.927" calcext:value-type="float">
            <text:p>17.9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48" calcext:value-type="float">
            <text:p>9991.248</text:p>
          </table:table-cell>
          <table:table-cell office:value-type="float" office:value="8.752" calcext:value-type="float">
            <text:p>8.7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54" calcext:value-type="float">
            <text:p>9987.954</text:p>
          </table:table-cell>
          <table:table-cell office:value-type="float" office:value="12.046" calcext:value-type="float">
            <text:p>12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34" calcext:value-type="float">
            <text:p>9993.134</text:p>
          </table:table-cell>
          <table:table-cell office:value-type="float" office:value="6.866" calcext:value-type="float">
            <text:p>6.8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71" calcext:value-type="float">
            <text:p>9988.971</text:p>
          </table:table-cell>
          <table:table-cell office:value-type="float" office:value="11.029" calcext:value-type="float">
            <text:p>11.0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17" calcext:value-type="float">
            <text:p>9990.717</text:p>
          </table:table-cell>
          <table:table-cell office:value-type="float" office:value="9.283" calcext:value-type="float">
            <text:p>9.2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14" calcext:value-type="float">
            <text:p>9995.914</text:p>
          </table:table-cell>
          <table:table-cell office:value-type="float" office:value="4.086" calcext:value-type="float">
            <text:p>4.0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59" calcext:value-type="float">
            <text:p>9991.159</text:p>
          </table:table-cell>
          <table:table-cell office:value-type="float" office:value="8.841" calcext:value-type="float">
            <text:p>8.8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99" calcext:value-type="float">
            <text:p>9991.599</text:p>
          </table:table-cell>
          <table:table-cell office:value-type="float" office:value="8.401" calcext:value-type="float">
            <text:p>8.4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3" calcext:value-type="float">
            <text:p>9995.923</text:p>
          </table:table-cell>
          <table:table-cell office:value-type="float" office:value="4.077" calcext:value-type="float">
            <text:p>4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1" calcext:value-type="float">
            <text:p>9995.11</text:p>
          </table:table-cell>
          <table:table-cell office:value-type="float" office:value="4.89" calcext:value-type="float">
            <text:p>4.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67" calcext:value-type="float">
            <text:p>9996.667</text:p>
          </table:table-cell>
          <table:table-cell office:value-type="float" office:value="3.333" calcext:value-type="float">
            <text:p>3.3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75" calcext:value-type="float">
            <text:p>9991.075</text:p>
          </table:table-cell>
          <table:table-cell office:value-type="float" office:value="8.925" calcext:value-type="float">
            <text:p>8.9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8" calcext:value-type="float">
            <text:p>9988.28</text:p>
          </table:table-cell>
          <table:table-cell office:value-type="float" office:value="11.72" calcext:value-type="float">
            <text:p>11.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47" calcext:value-type="float">
            <text:p>9995.947</text:p>
          </table:table-cell>
          <table:table-cell office:value-type="float" office:value="4.053" calcext:value-type="float">
            <text:p>4.0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09" calcext:value-type="float">
            <text:p>9992.909</text:p>
          </table:table-cell>
          <table:table-cell office:value-type="float" office:value="7.091" calcext:value-type="float">
            <text:p>7.0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78" calcext:value-type="float">
            <text:p>9994.078</text:p>
          </table:table-cell>
          <table:table-cell office:value-type="float" office:value="5.922" calcext:value-type="float">
            <text:p>5.9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3" calcext:value-type="float">
            <text:p>9988.73</text:p>
          </table:table-cell>
          <table:table-cell office:value-type="float" office:value="11.27" calcext:value-type="float">
            <text:p>11.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79" calcext:value-type="float">
            <text:p>9989.579</text:p>
          </table:table-cell>
          <table:table-cell office:value-type="float" office:value="10.421" calcext:value-type="float">
            <text:p>10.4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58" calcext:value-type="float">
            <text:p>9996.158</text:p>
          </table:table-cell>
          <table:table-cell office:value-type="float" office:value="3.842" calcext:value-type="float">
            <text:p>3.8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8.738" calcext:value-type="float">
            <text:p>9978.738</text:p>
          </table:table-cell>
          <table:table-cell office:value-type="float" office:value="21.262" calcext:value-type="float">
            <text:p>21.26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04" calcext:value-type="float">
            <text:p>9996.504</text:p>
          </table:table-cell>
          <table:table-cell office:value-type="float" office:value="3.496" calcext:value-type="float">
            <text:p>3.4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81" calcext:value-type="float">
            <text:p>9994.781</text:p>
          </table:table-cell>
          <table:table-cell office:value-type="float" office:value="5.219" calcext:value-type="float">
            <text:p>5.2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24" calcext:value-type="float">
            <text:p>9987.424</text:p>
          </table:table-cell>
          <table:table-cell office:value-type="float" office:value="12.576" calcext:value-type="float">
            <text:p>12.5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81" calcext:value-type="float">
            <text:p>9996.481</text:p>
          </table:table-cell>
          <table:table-cell office:value-type="float" office:value="3.519" calcext:value-type="float">
            <text:p>3.5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05" calcext:value-type="float">
            <text:p>9987.905</text:p>
          </table:table-cell>
          <table:table-cell office:value-type="float" office:value="12.095" calcext:value-type="float">
            <text:p>12.0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48" calcext:value-type="float">
            <text:p>9997.248</text:p>
          </table:table-cell>
          <table:table-cell office:value-type="float" office:value="2.752" calcext:value-type="float">
            <text:p>2.7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47" calcext:value-type="float">
            <text:p>9995.947</text:p>
          </table:table-cell>
          <table:table-cell office:value-type="float" office:value="4.053" calcext:value-type="float">
            <text:p>4.0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4" calcext:value-type="float">
            <text:p>9990.304</text:p>
          </table:table-cell>
          <table:table-cell office:value-type="float" office:value="9.696" calcext:value-type="float">
            <text:p>9.6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7" calcext:value-type="float">
            <text:p>9997.667</text:p>
          </table:table-cell>
          <table:table-cell office:value-type="float" office:value="2.333" calcext:value-type="float">
            <text:p>2.3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25" calcext:value-type="float">
            <text:p>9990.625</text:p>
          </table:table-cell>
          <table:table-cell office:value-type="float" office:value="9.375" calcext:value-type="float">
            <text:p>9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93" calcext:value-type="float">
            <text:p>9997.993</text:p>
          </table:table-cell>
          <table:table-cell office:value-type="float" office:value="2.007" calcext:value-type="float">
            <text:p>2.0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77" calcext:value-type="float">
            <text:p>9995.377</text:p>
          </table:table-cell>
          <table:table-cell office:value-type="float" office:value="4.623" calcext:value-type="float">
            <text:p>4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43" calcext:value-type="float">
            <text:p>9996.643</text:p>
          </table:table-cell>
          <table:table-cell office:value-type="float" office:value="3.357" calcext:value-type="float">
            <text:p>3.3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44" calcext:value-type="float">
            <text:p>9988.844</text:p>
          </table:table-cell>
          <table:table-cell office:value-type="float" office:value="11.156" calcext:value-type="float">
            <text:p>11.1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34" calcext:value-type="float">
            <text:p>9993.634</text:p>
          </table:table-cell>
          <table:table-cell office:value-type="float" office:value="6.366" calcext:value-type="float">
            <text:p>6.3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22" calcext:value-type="float">
            <text:p>9993.622</text:p>
          </table:table-cell>
          <table:table-cell office:value-type="float" office:value="6.378" calcext:value-type="float">
            <text:p>6.3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13" calcext:value-type="float">
            <text:p>9997.213</text:p>
          </table:table-cell>
          <table:table-cell office:value-type="float" office:value="2.787" calcext:value-type="float">
            <text:p>2.7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87" calcext:value-type="float">
            <text:p>9995.887</text:p>
          </table:table-cell>
          <table:table-cell office:value-type="float" office:value="4.113" calcext:value-type="float">
            <text:p>4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8.148" calcext:value-type="float">
            <text:p>9978.148</text:p>
          </table:table-cell>
          <table:table-cell office:value-type="float" office:value="21.852" calcext:value-type="float">
            <text:p>21.8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978" calcext:value-type="float">
            <text:p>9980.978</text:p>
          </table:table-cell>
          <table:table-cell office:value-type="float" office:value="19.022" calcext:value-type="float">
            <text:p>19.0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93" calcext:value-type="float">
            <text:p>9990.693</text:p>
          </table:table-cell>
          <table:table-cell office:value-type="float" office:value="9.307" calcext:value-type="float">
            <text:p>9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92" calcext:value-type="float">
            <text:p>9987.192</text:p>
          </table:table-cell>
          <table:table-cell office:value-type="float" office:value="12.808" calcext:value-type="float">
            <text:p>12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93" calcext:value-type="float">
            <text:p>9992.693</text:p>
          </table:table-cell>
          <table:table-cell office:value-type="float" office:value="7.307" calcext:value-type="float">
            <text:p>7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22" calcext:value-type="float">
            <text:p>9988.322</text:p>
          </table:table-cell>
          <table:table-cell office:value-type="float" office:value="11.678" calcext:value-type="float">
            <text:p>11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37" calcext:value-type="float">
            <text:p>9990.137</text:p>
          </table:table-cell>
          <table:table-cell office:value-type="float" office:value="9.863" calcext:value-type="float">
            <text:p>9.8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5" calcext:value-type="float">
            <text:p>9995.625</text:p>
          </table:table-cell>
          <table:table-cell office:value-type="float" office:value="4.375" calcext:value-type="float">
            <text:p>4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59" calcext:value-type="float">
            <text:p>9990.559</text:p>
          </table:table-cell>
          <table:table-cell office:value-type="float" office:value="9.441" calcext:value-type="float">
            <text:p>9.4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21" calcext:value-type="float">
            <text:p>9991.021</text:p>
          </table:table-cell>
          <table:table-cell office:value-type="float" office:value="8.979" calcext:value-type="float">
            <text:p>8.9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2" calcext:value-type="float">
            <text:p>9995.622</text:p>
          </table:table-cell>
          <table:table-cell office:value-type="float" office:value="4.378" calcext:value-type="float">
            <text:p>4.3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8" calcext:value-type="float">
            <text:p>9994.808</text:p>
          </table:table-cell>
          <table:table-cell office:value-type="float" office:value="5.192" calcext:value-type="float">
            <text:p>5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58" calcext:value-type="float">
            <text:p>9996.458</text:p>
          </table:table-cell>
          <table:table-cell office:value-type="float" office:value="3.542" calcext:value-type="float">
            <text:p>3.5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43" calcext:value-type="float">
            <text:p>9990.543</text:p>
          </table:table-cell>
          <table:table-cell office:value-type="float" office:value="9.457" calcext:value-type="float">
            <text:p>9.4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4" calcext:value-type="float">
            <text:p>9987.54</text:p>
          </table:table-cell>
          <table:table-cell office:value-type="float" office:value="12.46" calcext:value-type="float">
            <text:p>12.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3" calcext:value-type="float">
            <text:p>9995.693</text:p>
          </table:table-cell>
          <table:table-cell office:value-type="float" office:value="4.307" calcext:value-type="float">
            <text:p>4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16" calcext:value-type="float">
            <text:p>9992.416</text:p>
          </table:table-cell>
          <table:table-cell office:value-type="float" office:value="7.584" calcext:value-type="float">
            <text:p>7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97" calcext:value-type="float">
            <text:p>9993.697</text:p>
          </table:table-cell>
          <table:table-cell office:value-type="float" office:value="6.303" calcext:value-type="float">
            <text:p>6.3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91" calcext:value-type="float">
            <text:p>9987.991</text:p>
          </table:table-cell>
          <table:table-cell office:value-type="float" office:value="12.009" calcext:value-type="float">
            <text:p>12.0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38" calcext:value-type="float">
            <text:p>9988.938</text:p>
          </table:table-cell>
          <table:table-cell office:value-type="float" office:value="11.062" calcext:value-type="float">
            <text:p>11.06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63" calcext:value-type="float">
            <text:p>9995.763</text:p>
          </table:table-cell>
          <table:table-cell office:value-type="float" office:value="4.237" calcext:value-type="float">
            <text:p>4.2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7.36" calcext:value-type="float">
            <text:p>9977.36</text:p>
          </table:table-cell>
          <table:table-cell office:value-type="float" office:value="22.64" calcext:value-type="float">
            <text:p>22.6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96" calcext:value-type="float">
            <text:p>9996.296</text:p>
          </table:table-cell>
          <table:table-cell office:value-type="float" office:value="3.704" calcext:value-type="float">
            <text:p>3.7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69" calcext:value-type="float">
            <text:p>9994.469</text:p>
          </table:table-cell>
          <table:table-cell office:value-type="float" office:value="5.531" calcext:value-type="float">
            <text:p>5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25" calcext:value-type="float">
            <text:p>9986.625</text:p>
          </table:table-cell>
          <table:table-cell office:value-type="float" office:value="13.375" calcext:value-type="float">
            <text:p>13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26" calcext:value-type="float">
            <text:p>9996.226</text:p>
          </table:table-cell>
          <table:table-cell office:value-type="float" office:value="3.774" calcext:value-type="float">
            <text:p>3.7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39" calcext:value-type="float">
            <text:p>9987.139</text:p>
          </table:table-cell>
          <table:table-cell office:value-type="float" office:value="12.861" calcext:value-type="float">
            <text:p>12.8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3" calcext:value-type="float">
            <text:p>9997.063</text:p>
          </table:table-cell>
          <table:table-cell office:value-type="float" office:value="2.937" calcext:value-type="float">
            <text:p>2.9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3" calcext:value-type="float">
            <text:p>9995.693</text:p>
          </table:table-cell>
          <table:table-cell office:value-type="float" office:value="4.307" calcext:value-type="float">
            <text:p>4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56" calcext:value-type="float">
            <text:p>9989.656</text:p>
          </table:table-cell>
          <table:table-cell office:value-type="float" office:value="10.344" calcext:value-type="float">
            <text:p>10.3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9" calcext:value-type="float">
            <text:p>9997.529</text:p>
          </table:table-cell>
          <table:table-cell office:value-type="float" office:value="2.471" calcext:value-type="float">
            <text:p>2.4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01" calcext:value-type="float">
            <text:p>9990.001</text:p>
          </table:table-cell>
          <table:table-cell office:value-type="float" office:value="9.999" calcext:value-type="float">
            <text:p>9.9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7" calcext:value-type="float">
            <text:p>9997.877</text:p>
          </table:table-cell>
          <table:table-cell office:value-type="float" office:value="2.123" calcext:value-type="float">
            <text:p>2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53" calcext:value-type="float">
            <text:p>9995.053</text:p>
          </table:table-cell>
          <table:table-cell office:value-type="float" office:value="4.947" calcext:value-type="float">
            <text:p>4.9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2" calcext:value-type="float">
            <text:p>9996.412</text:p>
          </table:table-cell>
          <table:table-cell office:value-type="float" office:value="3.588" calcext:value-type="float">
            <text:p>3.5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83" calcext:value-type="float">
            <text:p>9988.083</text:p>
          </table:table-cell>
          <table:table-cell office:value-type="float" office:value="11.917" calcext:value-type="float">
            <text:p>11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4" calcext:value-type="float">
            <text:p>9993.24</text:p>
          </table:table-cell>
          <table:table-cell office:value-type="float" office:value="6.76" calcext:value-type="float">
            <text:p>6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28" calcext:value-type="float">
            <text:p>9993.228</text:p>
          </table:table-cell>
          <table:table-cell office:value-type="float" office:value="6.772" calcext:value-type="float">
            <text:p>6.7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28" calcext:value-type="float">
            <text:p>9997.028</text:p>
          </table:table-cell>
          <table:table-cell office:value-type="float" office:value="2.972" calcext:value-type="float">
            <text:p>2.9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37" calcext:value-type="float">
            <text:p>9995.737</text:p>
          </table:table-cell>
          <table:table-cell office:value-type="float" office:value="4.263" calcext:value-type="float">
            <text:p>4.2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849" calcext:value-type="float">
            <text:p>9976.849</text:p>
          </table:table-cell>
          <table:table-cell office:value-type="float" office:value="23.151" calcext:value-type="float">
            <text:p>23.1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292" calcext:value-type="float">
            <text:p>9980.292</text:p>
          </table:table-cell>
          <table:table-cell office:value-type="float" office:value="19.708" calcext:value-type="float">
            <text:p>19.7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37" calcext:value-type="float">
            <text:p>9990.137</text:p>
          </table:table-cell>
          <table:table-cell office:value-type="float" office:value="9.863" calcext:value-type="float">
            <text:p>9.8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31" calcext:value-type="float">
            <text:p>9986.431</text:p>
          </table:table-cell>
          <table:table-cell office:value-type="float" office:value="13.569" calcext:value-type="float">
            <text:p>13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76" calcext:value-type="float">
            <text:p>9992.276</text:p>
          </table:table-cell>
          <table:table-cell office:value-type="float" office:value="7.724" calcext:value-type="float">
            <text:p>7.7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5" calcext:value-type="float">
            <text:p>9987.65</text:p>
          </table:table-cell>
          <table:table-cell office:value-type="float" office:value="12.35" calcext:value-type="float">
            <text:p>12.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57" calcext:value-type="float">
            <text:p>9989.557</text:p>
          </table:table-cell>
          <table:table-cell office:value-type="float" office:value="10.443" calcext:value-type="float">
            <text:p>10.4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37" calcext:value-type="float">
            <text:p>9995.337</text:p>
          </table:table-cell>
          <table:table-cell office:value-type="float" office:value="4.663" calcext:value-type="float">
            <text:p>4.6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13" calcext:value-type="float">
            <text:p>9989.913</text:p>
          </table:table-cell>
          <table:table-cell office:value-type="float" office:value="10.087" calcext:value-type="float">
            <text:p>10.0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57" calcext:value-type="float">
            <text:p>9990.557</text:p>
          </table:table-cell>
          <table:table-cell office:value-type="float" office:value="9.443" calcext:value-type="float">
            <text:p>9.4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44" calcext:value-type="float">
            <text:p>9995.344</text:p>
          </table:table-cell>
          <table:table-cell office:value-type="float" office:value="4.656" calcext:value-type="float">
            <text:p>4.6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07" calcext:value-type="float">
            <text:p>9994.507</text:p>
          </table:table-cell>
          <table:table-cell office:value-type="float" office:value="5.493" calcext:value-type="float">
            <text:p>5.4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5" calcext:value-type="float">
            <text:p>9996.25</text:p>
          </table:table-cell>
          <table:table-cell office:value-type="float" office:value="3.75" calcext:value-type="float">
            <text:p>3.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48" calcext:value-type="float">
            <text:p>9990.148</text:p>
          </table:table-cell>
          <table:table-cell office:value-type="float" office:value="9.852" calcext:value-type="float">
            <text:p>9.8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01" calcext:value-type="float">
            <text:p>9986.801</text:p>
          </table:table-cell>
          <table:table-cell office:value-type="float" office:value="13.199" calcext:value-type="float">
            <text:p>13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4" calcext:value-type="float">
            <text:p>9995.44</text:p>
          </table:table-cell>
          <table:table-cell office:value-type="float" office:value="4.56" calcext:value-type="float">
            <text:p>4.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49" calcext:value-type="float">
            <text:p>9991.949</text:p>
          </table:table-cell>
          <table:table-cell office:value-type="float" office:value="8.051" calcext:value-type="float">
            <text:p>8.0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24" calcext:value-type="float">
            <text:p>9993.224</text:p>
          </table:table-cell>
          <table:table-cell office:value-type="float" office:value="6.776" calcext:value-type="float">
            <text:p>6.7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29" calcext:value-type="float">
            <text:p>9987.229</text:p>
          </table:table-cell>
          <table:table-cell office:value-type="float" office:value="12.771" calcext:value-type="float">
            <text:p>12.7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97" calcext:value-type="float">
            <text:p>9988.297</text:p>
          </table:table-cell>
          <table:table-cell office:value-type="float" office:value="11.703" calcext:value-type="float">
            <text:p>11.70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32" calcext:value-type="float">
            <text:p>9995.532</text:p>
          </table:table-cell>
          <table:table-cell office:value-type="float" office:value="4.468" calcext:value-type="float">
            <text:p>4.4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318" calcext:value-type="float">
            <text:p>9975.318</text:p>
          </table:table-cell>
          <table:table-cell office:value-type="float" office:value="24.682" calcext:value-type="float">
            <text:p>24.68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87" calcext:value-type="float">
            <text:p>9996.087</text:p>
          </table:table-cell>
          <table:table-cell office:value-type="float" office:value="3.913" calcext:value-type="float">
            <text:p>3.9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33" calcext:value-type="float">
            <text:p>9994.133</text:p>
          </table:table-cell>
          <table:table-cell office:value-type="float" office:value="5.867" calcext:value-type="float">
            <text:p>5.8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27" calcext:value-type="float">
            <text:p>9985.827</text:p>
          </table:table-cell>
          <table:table-cell office:value-type="float" office:value="14.173" calcext:value-type="float">
            <text:p>14.1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41" calcext:value-type="float">
            <text:p>9996.041</text:p>
          </table:table-cell>
          <table:table-cell office:value-type="float" office:value="3.959" calcext:value-type="float">
            <text:p>3.9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73" calcext:value-type="float">
            <text:p>9986.373</text:p>
          </table:table-cell>
          <table:table-cell office:value-type="float" office:value="13.627" calcext:value-type="float">
            <text:p>13.6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78" calcext:value-type="float">
            <text:p>9996.878</text:p>
          </table:table-cell>
          <table:table-cell office:value-type="float" office:value="3.122" calcext:value-type="float">
            <text:p>3.1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4" calcext:value-type="float">
            <text:p>9995.44</text:p>
          </table:table-cell>
          <table:table-cell office:value-type="float" office:value="4.56" calcext:value-type="float">
            <text:p>4.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77" calcext:value-type="float">
            <text:p>9989.077</text:p>
          </table:table-cell>
          <table:table-cell office:value-type="float" office:value="10.923" calcext:value-type="float">
            <text:p>1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4" calcext:value-type="float">
            <text:p>9997.344</text:p>
          </table:table-cell>
          <table:table-cell office:value-type="float" office:value="2.656" calcext:value-type="float">
            <text:p>2.6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2" calcext:value-type="float">
            <text:p>9989.332</text:p>
          </table:table-cell>
          <table:table-cell office:value-type="float" office:value="10.668" calcext:value-type="float">
            <text:p>10.6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62" calcext:value-type="float">
            <text:p>9997.762</text:p>
          </table:table-cell>
          <table:table-cell office:value-type="float" office:value="2.238" calcext:value-type="float">
            <text:p>2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8" calcext:value-type="float">
            <text:p>9994.728</text:p>
          </table:table-cell>
          <table:table-cell office:value-type="float" office:value="5.272" calcext:value-type="float">
            <text:p>5.2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" calcext:value-type="float">
            <text:p>9996.18</text:p>
          </table:table-cell>
          <table:table-cell office:value-type="float" office:value="3.82" calcext:value-type="float">
            <text:p>3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9" calcext:value-type="float">
            <text:p>9987.39</text:p>
          </table:table-cell>
          <table:table-cell office:value-type="float" office:value="12.61" calcext:value-type="float">
            <text:p>12.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46" calcext:value-type="float">
            <text:p>9992.846</text:p>
          </table:table-cell>
          <table:table-cell office:value-type="float" office:value="7.154" calcext:value-type="float">
            <text:p>7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34" calcext:value-type="float">
            <text:p>9992.834</text:p>
          </table:table-cell>
          <table:table-cell office:value-type="float" office:value="7.166" calcext:value-type="float">
            <text:p>7.1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43" calcext:value-type="float">
            <text:p>9996.843</text:p>
          </table:table-cell>
          <table:table-cell office:value-type="float" office:value="3.157" calcext:value-type="float">
            <text:p>3.1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3" calcext:value-type="float">
            <text:p>9995.483</text:p>
          </table:table-cell>
          <table:table-cell office:value-type="float" office:value="4.517" calcext:value-type="float">
            <text:p>4.5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549" calcext:value-type="float">
            <text:p>9975.549</text:p>
          </table:table-cell>
          <table:table-cell office:value-type="float" office:value="24.451" calcext:value-type="float">
            <text:p>24.4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402" calcext:value-type="float">
            <text:p>9979.402</text:p>
          </table:table-cell>
          <table:table-cell office:value-type="float" office:value="20.598" calcext:value-type="float">
            <text:p>20.5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16" calcext:value-type="float">
            <text:p>9989.616</text:p>
          </table:table-cell>
          <table:table-cell office:value-type="float" office:value="10.384" calcext:value-type="float">
            <text:p>10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69" calcext:value-type="float">
            <text:p>9985.669</text:p>
          </table:table-cell>
          <table:table-cell office:value-type="float" office:value="14.331" calcext:value-type="float">
            <text:p>14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58" calcext:value-type="float">
            <text:p>9991.858</text:p>
          </table:table-cell>
          <table:table-cell office:value-type="float" office:value="8.142" calcext:value-type="float">
            <text:p>8.1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57" calcext:value-type="float">
            <text:p>9986.957</text:p>
          </table:table-cell>
          <table:table-cell office:value-type="float" office:value="13.043" calcext:value-type="float">
            <text:p>13.0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77" calcext:value-type="float">
            <text:p>9988.977</text:p>
          </table:table-cell>
          <table:table-cell office:value-type="float" office:value="11.023" calcext:value-type="float">
            <text:p>11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9" calcext:value-type="float">
            <text:p>9994.99</text:p>
          </table:table-cell>
          <table:table-cell office:value-type="float" office:value="5.01" calcext:value-type="float">
            <text:p>5.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13" calcext:value-type="float">
            <text:p>9989.313</text:p>
          </table:table-cell>
          <table:table-cell office:value-type="float" office:value="10.687" calcext:value-type="float">
            <text:p>10.6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71" calcext:value-type="float">
            <text:p>9990.071</text:p>
          </table:table-cell>
          <table:table-cell office:value-type="float" office:value="9.929" calcext:value-type="float">
            <text:p>9.9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12" calcext:value-type="float">
            <text:p>9995.112</text:p>
          </table:table-cell>
          <table:table-cell office:value-type="float" office:value="4.888" calcext:value-type="float">
            <text:p>4.8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06" calcext:value-type="float">
            <text:p>9994.206</text:p>
          </table:table-cell>
          <table:table-cell office:value-type="float" office:value="5.794" calcext:value-type="float">
            <text:p>5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42" calcext:value-type="float">
            <text:p>9996.042</text:p>
          </table:table-cell>
          <table:table-cell office:value-type="float" office:value="3.958" calcext:value-type="float">
            <text:p>3.9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93" calcext:value-type="float">
            <text:p>9989.593</text:p>
          </table:table-cell>
          <table:table-cell office:value-type="float" office:value="10.407" calcext:value-type="float">
            <text:p>10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061" calcext:value-type="float">
            <text:p>9986.061</text:p>
          </table:table-cell>
          <table:table-cell office:value-type="float" office:value="13.939" calcext:value-type="float">
            <text:p>13.9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87" calcext:value-type="float">
            <text:p>9995.187</text:p>
          </table:table-cell>
          <table:table-cell office:value-type="float" office:value="4.813" calcext:value-type="float">
            <text:p>4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3" calcext:value-type="float">
            <text:p>9991.53</text:p>
          </table:table-cell>
          <table:table-cell office:value-type="float" office:value="8.47" calcext:value-type="float">
            <text:p>8.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37" calcext:value-type="float">
            <text:p>9992.737</text:p>
          </table:table-cell>
          <table:table-cell office:value-type="float" office:value="7.263" calcext:value-type="float">
            <text:p>7.2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68" calcext:value-type="float">
            <text:p>9986.468</text:p>
          </table:table-cell>
          <table:table-cell office:value-type="float" office:value="13.532" calcext:value-type="float">
            <text:p>13.5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56" calcext:value-type="float">
            <text:p>9987.656</text:p>
          </table:table-cell>
          <table:table-cell office:value-type="float" office:value="12.344" calcext:value-type="float">
            <text:p>12.3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77" calcext:value-type="float">
            <text:p>9995.277</text:p>
          </table:table-cell>
          <table:table-cell office:value-type="float" office:value="4.723" calcext:value-type="float">
            <text:p>4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3.608" calcext:value-type="float">
            <text:p>9973.608</text:p>
          </table:table-cell>
          <table:table-cell office:value-type="float" office:value="26.392" calcext:value-type="float">
            <text:p>26.39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79" calcext:value-type="float">
            <text:p>9995.879</text:p>
          </table:table-cell>
          <table:table-cell office:value-type="float" office:value="4.121" calcext:value-type="float">
            <text:p>4.1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2" calcext:value-type="float">
            <text:p>9993.82</text:p>
          </table:table-cell>
          <table:table-cell office:value-type="float" office:value="6.18" calcext:value-type="float">
            <text:p>6.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92" calcext:value-type="float">
            <text:p>9984.992</text:p>
          </table:table-cell>
          <table:table-cell office:value-type="float" office:value="15.008" calcext:value-type="float">
            <text:p>15.0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56" calcext:value-type="float">
            <text:p>9995.856</text:p>
          </table:table-cell>
          <table:table-cell office:value-type="float" office:value="4.144" calcext:value-type="float">
            <text:p>4.1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07" calcext:value-type="float">
            <text:p>9985.607</text:p>
          </table:table-cell>
          <table:table-cell office:value-type="float" office:value="14.393" calcext:value-type="float">
            <text:p>14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69" calcext:value-type="float">
            <text:p>9996.669</text:p>
          </table:table-cell>
          <table:table-cell office:value-type="float" office:value="3.331" calcext:value-type="float">
            <text:p>3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87" calcext:value-type="float">
            <text:p>9995.187</text:p>
          </table:table-cell>
          <table:table-cell office:value-type="float" office:value="4.813" calcext:value-type="float">
            <text:p>4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21" calcext:value-type="float">
            <text:p>9988.521</text:p>
          </table:table-cell>
          <table:table-cell office:value-type="float" office:value="11.479" calcext:value-type="float">
            <text:p>11.4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2" calcext:value-type="float">
            <text:p>9997.182</text:p>
          </table:table-cell>
          <table:table-cell office:value-type="float" office:value="2.818" calcext:value-type="float">
            <text:p>2.8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08" calcext:value-type="float">
            <text:p>9988.708</text:p>
          </table:table-cell>
          <table:table-cell office:value-type="float" office:value="11.292" calcext:value-type="float">
            <text:p>11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47" calcext:value-type="float">
            <text:p>9997.647</text:p>
          </table:table-cell>
          <table:table-cell office:value-type="float" office:value="2.353" calcext:value-type="float">
            <text:p>2.3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34" calcext:value-type="float">
            <text:p>9994.334</text:p>
          </table:table-cell>
          <table:table-cell office:value-type="float" office:value="5.666" calcext:value-type="float">
            <text:p>5.6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6" calcext:value-type="float">
            <text:p>9995.926</text:p>
          </table:table-cell>
          <table:table-cell office:value-type="float" office:value="4.074" calcext:value-type="float">
            <text:p>4.0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28" calcext:value-type="float">
            <text:p>9986.628</text:p>
          </table:table-cell>
          <table:table-cell office:value-type="float" office:value="13.372" calcext:value-type="float">
            <text:p>13.3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51" calcext:value-type="float">
            <text:p>9992.451</text:p>
          </table:table-cell>
          <table:table-cell office:value-type="float" office:value="7.549" calcext:value-type="float">
            <text:p>7.5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39" calcext:value-type="float">
            <text:p>9992.439</text:p>
          </table:table-cell>
          <table:table-cell office:value-type="float" office:value="7.561" calcext:value-type="float">
            <text:p>7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35" calcext:value-type="float">
            <text:p>9996.635</text:p>
          </table:table-cell>
          <table:table-cell office:value-type="float" office:value="3.365" calcext:value-type="float">
            <text:p>3.3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17" calcext:value-type="float">
            <text:p>9995.217</text:p>
          </table:table-cell>
          <table:table-cell office:value-type="float" office:value="4.783" calcext:value-type="float">
            <text:p>4.7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4.25" calcext:value-type="float">
            <text:p>9974.25</text:p>
          </table:table-cell>
          <table:table-cell office:value-type="float" office:value="25.75" calcext:value-type="float">
            <text:p>25.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8.307" calcext:value-type="float">
            <text:p>9978.307</text:p>
          </table:table-cell>
          <table:table-cell office:value-type="float" office:value="21.693" calcext:value-type="float">
            <text:p>21.6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84" calcext:value-type="float">
            <text:p>9989.084</text:p>
          </table:table-cell>
          <table:table-cell office:value-type="float" office:value="10.916" calcext:value-type="float">
            <text:p>10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08" calcext:value-type="float">
            <text:p>9984.908</text:p>
          </table:table-cell>
          <table:table-cell office:value-type="float" office:value="15.092" calcext:value-type="float">
            <text:p>15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41" calcext:value-type="float">
            <text:p>9991.441</text:p>
          </table:table-cell>
          <table:table-cell office:value-type="float" office:value="8.559" calcext:value-type="float">
            <text:p>8.5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78" calcext:value-type="float">
            <text:p>9986.378</text:p>
          </table:table-cell>
          <table:table-cell office:value-type="float" office:value="13.622" calcext:value-type="float">
            <text:p>13.6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96" calcext:value-type="float">
            <text:p>9988.396</text:p>
          </table:table-cell>
          <table:table-cell office:value-type="float" office:value="11.604" calcext:value-type="float">
            <text:p>11.6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94" calcext:value-type="float">
            <text:p>9994.794</text:p>
          </table:table-cell>
          <table:table-cell office:value-type="float" office:value="5.206" calcext:value-type="float">
            <text:p>5.2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89" calcext:value-type="float">
            <text:p>9988.989</text:p>
          </table:table-cell>
          <table:table-cell office:value-type="float" office:value="11.011" calcext:value-type="float">
            <text:p>11.0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85" calcext:value-type="float">
            <text:p>9989.585</text:p>
          </table:table-cell>
          <table:table-cell office:value-type="float" office:value="10.415" calcext:value-type="float">
            <text:p>10.4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57" calcext:value-type="float">
            <text:p>9994.857</text:p>
          </table:table-cell>
          <table:table-cell office:value-type="float" office:value="5.143" calcext:value-type="float">
            <text:p>5.1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4" calcext:value-type="float">
            <text:p>9993.904</text:p>
          </table:table-cell>
          <table:table-cell office:value-type="float" office:value="6.096" calcext:value-type="float">
            <text:p>6.0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33" calcext:value-type="float">
            <text:p>9995.833</text:p>
          </table:table-cell>
          <table:table-cell office:value-type="float" office:value="4.167" calcext:value-type="float">
            <text:p>4.1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69" calcext:value-type="float">
            <text:p>9989.269</text:p>
          </table:table-cell>
          <table:table-cell office:value-type="float" office:value="10.731" calcext:value-type="float">
            <text:p>10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322" calcext:value-type="float">
            <text:p>9985.322</text:p>
          </table:table-cell>
          <table:table-cell office:value-type="float" office:value="14.678" calcext:value-type="float">
            <text:p>14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3" calcext:value-type="float">
            <text:p>9994.933</text:p>
          </table:table-cell>
          <table:table-cell office:value-type="float" office:value="5.067" calcext:value-type="float">
            <text:p>5.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88" calcext:value-type="float">
            <text:p>9991.088</text:p>
          </table:table-cell>
          <table:table-cell office:value-type="float" office:value="8.912" calcext:value-type="float">
            <text:p>8.9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73" calcext:value-type="float">
            <text:p>9992.273</text:p>
          </table:table-cell>
          <table:table-cell office:value-type="float" office:value="7.727" calcext:value-type="float">
            <text:p>7.7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45" calcext:value-type="float">
            <text:p>9985.845</text:p>
          </table:table-cell>
          <table:table-cell office:value-type="float" office:value="14.155" calcext:value-type="float">
            <text:p>14.1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15" calcext:value-type="float">
            <text:p>9987.015</text:p>
          </table:table-cell>
          <table:table-cell office:value-type="float" office:value="12.985" calcext:value-type="float">
            <text:p>12.98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69" calcext:value-type="float">
            <text:p>9995.069</text:p>
          </table:table-cell>
          <table:table-cell office:value-type="float" office:value="4.931" calcext:value-type="float">
            <text:p>4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.23" calcext:value-type="float">
            <text:p>9972.23</text:p>
          </table:table-cell>
          <table:table-cell office:value-type="float" office:value="27.77" calcext:value-type="float">
            <text:p>27.7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47" calcext:value-type="float">
            <text:p>9995.647</text:p>
          </table:table-cell>
          <table:table-cell office:value-type="float" office:value="4.353" calcext:value-type="float">
            <text:p>4.3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12" calcext:value-type="float">
            <text:p>9993.612</text:p>
          </table:table-cell>
          <table:table-cell office:value-type="float" office:value="6.388" calcext:value-type="float">
            <text:p>6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06" calcext:value-type="float">
            <text:p>9984.206</text:p>
          </table:table-cell>
          <table:table-cell office:value-type="float" office:value="15.794" calcext:value-type="float">
            <text:p>15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1" calcext:value-type="float">
            <text:p>9995.671</text:p>
          </table:table-cell>
          <table:table-cell office:value-type="float" office:value="4.329" calcext:value-type="float">
            <text:p>4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41" calcext:value-type="float">
            <text:p>9984.841</text:p>
          </table:table-cell>
          <table:table-cell office:value-type="float" office:value="15.159" calcext:value-type="float">
            <text:p>15.1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07" calcext:value-type="float">
            <text:p>9996.507</text:p>
          </table:table-cell>
          <table:table-cell office:value-type="float" office:value="3.493" calcext:value-type="float">
            <text:p>3.4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3" calcext:value-type="float">
            <text:p>9994.933</text:p>
          </table:table-cell>
          <table:table-cell office:value-type="float" office:value="5.067" calcext:value-type="float">
            <text:p>5.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19" calcext:value-type="float">
            <text:p>9987.919</text:p>
          </table:table-cell>
          <table:table-cell office:value-type="float" office:value="12.081" calcext:value-type="float">
            <text:p>12.0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3" calcext:value-type="float">
            <text:p>9997.043</text:p>
          </table:table-cell>
          <table:table-cell office:value-type="float" office:value="2.957" calcext:value-type="float">
            <text:p>2.9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15" calcext:value-type="float">
            <text:p>9988.315</text:p>
          </table:table-cell>
          <table:table-cell office:value-type="float" office:value="11.685" calcext:value-type="float">
            <text:p>11.6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31" calcext:value-type="float">
            <text:p>9997.531</text:p>
          </table:table-cell>
          <table:table-cell office:value-type="float" office:value="2.469" calcext:value-type="float">
            <text:p>2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21" calcext:value-type="float">
            <text:p>9994.021</text:p>
          </table:table-cell>
          <table:table-cell office:value-type="float" office:value="5.979" calcext:value-type="float">
            <text:p>5.9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1" calcext:value-type="float">
            <text:p>9995.671</text:p>
          </table:table-cell>
          <table:table-cell office:value-type="float" office:value="4.329" calcext:value-type="float">
            <text:p>4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67" calcext:value-type="float">
            <text:p>9985.867</text:p>
          </table:table-cell>
          <table:table-cell office:value-type="float" office:value="14.133" calcext:value-type="float">
            <text:p>14.1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57" calcext:value-type="float">
            <text:p>9992.057</text:p>
          </table:table-cell>
          <table:table-cell office:value-type="float" office:value="7.943" calcext:value-type="float">
            <text:p>7.9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45" calcext:value-type="float">
            <text:p>9992.045</text:p>
          </table:table-cell>
          <table:table-cell office:value-type="float" office:value="7.955" calcext:value-type="float">
            <text:p>7.9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38" calcext:value-type="float">
            <text:p>9996.438</text:p>
          </table:table-cell>
          <table:table-cell office:value-type="float" office:value="3.562" calcext:value-type="float">
            <text:p>3.5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67" calcext:value-type="float">
            <text:p>9995.067</text:p>
          </table:table-cell>
          <table:table-cell office:value-type="float" office:value="4.933" calcext:value-type="float">
            <text:p>4.9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.95" calcext:value-type="float">
            <text:p>9972.95</text:p>
          </table:table-cell>
          <table:table-cell office:value-type="float" office:value="27.05" calcext:value-type="float">
            <text:p>27.0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7.417" calcext:value-type="float">
            <text:p>9977.417</text:p>
          </table:table-cell>
          <table:table-cell office:value-type="float" office:value="22.583" calcext:value-type="float">
            <text:p>22.5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63" calcext:value-type="float">
            <text:p>9988.563</text:p>
          </table:table-cell>
          <table:table-cell office:value-type="float" office:value="11.437" calcext:value-type="float">
            <text:p>11.4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46" calcext:value-type="float">
            <text:p>9984.146</text:p>
          </table:table-cell>
          <table:table-cell office:value-type="float" office:value="15.854" calcext:value-type="float">
            <text:p>15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23" calcext:value-type="float">
            <text:p>9991.023</text:p>
          </table:table-cell>
          <table:table-cell office:value-type="float" office:value="8.977" calcext:value-type="float">
            <text:p>8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15" calcext:value-type="float">
            <text:p>9985.615</text:p>
          </table:table-cell>
          <table:table-cell office:value-type="float" office:value="14.385" calcext:value-type="float">
            <text:p>14.3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21" calcext:value-type="float">
            <text:p>9994.621</text:p>
          </table:table-cell>
          <table:table-cell office:value-type="float" office:value="5.379" calcext:value-type="float">
            <text:p>5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28" calcext:value-type="float">
            <text:p>9988.228</text:p>
          </table:table-cell>
          <table:table-cell office:value-type="float" office:value="11.772" calcext:value-type="float">
            <text:p>11.7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99" calcext:value-type="float">
            <text:p>9989.099</text:p>
          </table:table-cell>
          <table:table-cell office:value-type="float" office:value="10.901" calcext:value-type="float">
            <text:p>10.9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26" calcext:value-type="float">
            <text:p>9994.626</text:p>
          </table:table-cell>
          <table:table-cell office:value-type="float" office:value="5.374" calcext:value-type="float">
            <text:p>5.3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03" calcext:value-type="float">
            <text:p>9993.603</text:p>
          </table:table-cell>
          <table:table-cell office:value-type="float" office:value="6.397" calcext:value-type="float">
            <text:p>6.3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5" calcext:value-type="float">
            <text:p>9995.625</text:p>
          </table:table-cell>
          <table:table-cell office:value-type="float" office:value="4.375" calcext:value-type="float">
            <text:p>4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45" calcext:value-type="float">
            <text:p>9988.645</text:p>
          </table:table-cell>
          <table:table-cell office:value-type="float" office:value="11.355" calcext:value-type="float">
            <text:p>11.3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582" calcext:value-type="float">
            <text:p>9984.582</text:p>
          </table:table-cell>
          <table:table-cell office:value-type="float" office:value="15.418" calcext:value-type="float">
            <text:p>15.4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8" calcext:value-type="float">
            <text:p>9994.68</text:p>
          </table:table-cell>
          <table:table-cell office:value-type="float" office:value="5.32" calcext:value-type="float">
            <text:p>5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69" calcext:value-type="float">
            <text:p>9990.669</text:p>
          </table:table-cell>
          <table:table-cell office:value-type="float" office:value="9.331" calcext:value-type="float">
            <text:p>9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02" calcext:value-type="float">
            <text:p>9991.902</text:p>
          </table:table-cell>
          <table:table-cell office:value-type="float" office:value="8.098" calcext:value-type="float">
            <text:p>8.0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219" calcext:value-type="float">
            <text:p>9985.219</text:p>
          </table:table-cell>
          <table:table-cell office:value-type="float" office:value="14.781" calcext:value-type="float">
            <text:p>14.7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74" calcext:value-type="float">
            <text:p>9986.374</text:p>
          </table:table-cell>
          <table:table-cell office:value-type="float" office:value="13.626" calcext:value-type="float">
            <text:p>13.6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84" calcext:value-type="float">
            <text:p>9994.884</text:p>
          </table:table-cell>
          <table:table-cell office:value-type="float" office:value="5.116" calcext:value-type="float">
            <text:p>5.1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0.52" calcext:value-type="float">
            <text:p>9970.52</text:p>
          </table:table-cell>
          <table:table-cell office:value-type="float" office:value="29.48" calcext:value-type="float">
            <text:p>29.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9" calcext:value-type="float">
            <text:p>9995.439</text:p>
          </table:table-cell>
          <table:table-cell office:value-type="float" office:value="4.561" calcext:value-type="float">
            <text:p>4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69" calcext:value-type="float">
            <text:p>9993.369</text:p>
          </table:table-cell>
          <table:table-cell office:value-type="float" office:value="6.631" calcext:value-type="float">
            <text:p>6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32" calcext:value-type="float">
            <text:p>9983.432</text:p>
          </table:table-cell>
          <table:table-cell office:value-type="float" office:value="16.568" calcext:value-type="float">
            <text:p>16.5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6" calcext:value-type="float">
            <text:p>9995.486</text:p>
          </table:table-cell>
          <table:table-cell office:value-type="float" office:value="4.514" calcext:value-type="float">
            <text:p>4.5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74" calcext:value-type="float">
            <text:p>9984.074</text:p>
          </table:table-cell>
          <table:table-cell office:value-type="float" office:value="15.926" calcext:value-type="float">
            <text:p>15.9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69" calcext:value-type="float">
            <text:p>9996.369</text:p>
          </table:table-cell>
          <table:table-cell office:value-type="float" office:value="3.631" calcext:value-type="float">
            <text:p>3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8" calcext:value-type="float">
            <text:p>9994.68</text:p>
          </table:table-cell>
          <table:table-cell office:value-type="float" office:value="5.32" calcext:value-type="float">
            <text:p>5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4" calcext:value-type="float">
            <text:p>9987.34</text:p>
          </table:table-cell>
          <table:table-cell office:value-type="float" office:value="12.66" calcext:value-type="float">
            <text:p>12.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81" calcext:value-type="float">
            <text:p>9996.881</text:p>
          </table:table-cell>
          <table:table-cell office:value-type="float" office:value="3.119" calcext:value-type="float">
            <text:p>3.1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54" calcext:value-type="float">
            <text:p>9987.554</text:p>
          </table:table-cell>
          <table:table-cell office:value-type="float" office:value="12.446" calcext:value-type="float">
            <text:p>12.4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16" calcext:value-type="float">
            <text:p>9997.416</text:p>
          </table:table-cell>
          <table:table-cell office:value-type="float" office:value="2.584" calcext:value-type="float">
            <text:p>2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36" calcext:value-type="float">
            <text:p>9993.836</text:p>
          </table:table-cell>
          <table:table-cell office:value-type="float" office:value="6.164" calcext:value-type="float">
            <text:p>6.1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6" calcext:value-type="float">
            <text:p>9995.416</text:p>
          </table:table-cell>
          <table:table-cell office:value-type="float" office:value="4.584" calcext:value-type="float">
            <text:p>4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174" calcext:value-type="float">
            <text:p>9985.174</text:p>
          </table:table-cell>
          <table:table-cell office:value-type="float" office:value="14.826" calcext:value-type="float">
            <text:p>14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63" calcext:value-type="float">
            <text:p>9991.663</text:p>
          </table:table-cell>
          <table:table-cell office:value-type="float" office:value="8.337" calcext:value-type="float">
            <text:p>8.3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51" calcext:value-type="float">
            <text:p>9991.651</text:p>
          </table:table-cell>
          <table:table-cell office:value-type="float" office:value="8.349" calcext:value-type="float">
            <text:p>8.3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" calcext:value-type="float">
            <text:p>9996.3</text:p>
          </table:table-cell>
          <table:table-cell office:value-type="float" office:value="3.7" calcext:value-type="float">
            <text:p>3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89" calcext:value-type="float">
            <text:p>9994.789</text:p>
          </table:table-cell>
          <table:table-cell office:value-type="float" office:value="5.211" calcext:value-type="float">
            <text:p>5.2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.65" calcext:value-type="float">
            <text:p>9971.65</text:p>
          </table:table-cell>
          <table:table-cell office:value-type="float" office:value="28.35" calcext:value-type="float">
            <text:p>28.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527" calcext:value-type="float">
            <text:p>9976.527</text:p>
          </table:table-cell>
          <table:table-cell office:value-type="float" office:value="23.473" calcext:value-type="float">
            <text:p>23.4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19" calcext:value-type="float">
            <text:p>9988.019</text:p>
          </table:table-cell>
          <table:table-cell office:value-type="float" office:value="11.981" calcext:value-type="float">
            <text:p>11.9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85" calcext:value-type="float">
            <text:p>9983.385</text:p>
          </table:table-cell>
          <table:table-cell office:value-type="float" office:value="16.615" calcext:value-type="float">
            <text:p>16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29" calcext:value-type="float">
            <text:p>9990.629</text:p>
          </table:table-cell>
          <table:table-cell office:value-type="float" office:value="9.371" calcext:value-type="float">
            <text:p>9.3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43" calcext:value-type="float">
            <text:p>9984.943</text:p>
          </table:table-cell>
          <table:table-cell office:value-type="float" office:value="15.057" calcext:value-type="float">
            <text:p>15.0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36" calcext:value-type="float">
            <text:p>9987.236</text:p>
          </table:table-cell>
          <table:table-cell office:value-type="float" office:value="12.764" calcext:value-type="float">
            <text:p>12.7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32" calcext:value-type="float">
            <text:p>9994.332</text:p>
          </table:table-cell>
          <table:table-cell office:value-type="float" office:value="5.668" calcext:value-type="float">
            <text:p>5.6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43" calcext:value-type="float">
            <text:p>9987.743</text:p>
          </table:table-cell>
          <table:table-cell office:value-type="float" office:value="12.257" calcext:value-type="float">
            <text:p>12.2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04" calcext:value-type="float">
            <text:p>9988.704</text:p>
          </table:table-cell>
          <table:table-cell office:value-type="float" office:value="11.296" calcext:value-type="float">
            <text:p>11.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24" calcext:value-type="float">
            <text:p>9994.324</text:p>
          </table:table-cell>
          <table:table-cell office:value-type="float" office:value="5.676" calcext:value-type="float">
            <text:p>5.6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02" calcext:value-type="float">
            <text:p>9993.302</text:p>
          </table:table-cell>
          <table:table-cell office:value-type="float" office:value="6.698" calcext:value-type="float">
            <text:p>6.6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7" calcext:value-type="float">
            <text:p>9995.417</text:p>
          </table:table-cell>
          <table:table-cell office:value-type="float" office:value="4.583" calcext:value-type="float">
            <text:p>4.5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66" calcext:value-type="float">
            <text:p>9988.066</text:p>
          </table:table-cell>
          <table:table-cell office:value-type="float" office:value="11.934" calcext:value-type="float">
            <text:p>11.9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865" calcext:value-type="float">
            <text:p>9983.865</text:p>
          </table:table-cell>
          <table:table-cell office:value-type="float" office:value="16.135" calcext:value-type="float">
            <text:p>16.1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27" calcext:value-type="float">
            <text:p>9994.427</text:p>
          </table:table-cell>
          <table:table-cell office:value-type="float" office:value="5.573" calcext:value-type="float">
            <text:p>5.5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77" calcext:value-type="float">
            <text:p>9990.177</text:p>
          </table:table-cell>
          <table:table-cell office:value-type="float" office:value="9.823" calcext:value-type="float">
            <text:p>9.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98" calcext:value-type="float">
            <text:p>9991.498</text:p>
          </table:table-cell>
          <table:table-cell office:value-type="float" office:value="8.502" calcext:value-type="float">
            <text:p>8.5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573" calcext:value-type="float">
            <text:p>9984.573</text:p>
          </table:table-cell>
          <table:table-cell office:value-type="float" office:value="15.427" calcext:value-type="float">
            <text:p>15.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33" calcext:value-type="float">
            <text:p>9985.733</text:p>
          </table:table-cell>
          <table:table-cell office:value-type="float" office:value="14.267" calcext:value-type="float">
            <text:p>14.26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2" calcext:value-type="float">
            <text:p>9994.722</text:p>
          </table:table-cell>
          <table:table-cell office:value-type="float" office:value="5.278" calcext:value-type="float">
            <text:p>5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68.81" calcext:value-type="float">
            <text:p>9968.81</text:p>
          </table:table-cell>
          <table:table-cell office:value-type="float" office:value="31.19" calcext:value-type="float">
            <text:p>31.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31" calcext:value-type="float">
            <text:p>9995.231</text:p>
          </table:table-cell>
          <table:table-cell office:value-type="float" office:value="4.769" calcext:value-type="float">
            <text:p>4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99" calcext:value-type="float">
            <text:p>9992.999</text:p>
          </table:table-cell>
          <table:table-cell office:value-type="float" office:value="7.001" calcext:value-type="float">
            <text:p>7.0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633" calcext:value-type="float">
            <text:p>9982.633</text:p>
          </table:table-cell>
          <table:table-cell office:value-type="float" office:value="17.367" calcext:value-type="float">
            <text:p>17.3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7" calcext:value-type="float">
            <text:p>9995.37</text:p>
          </table:table-cell>
          <table:table-cell office:value-type="float" office:value="4.63" calcext:value-type="float">
            <text:p>4.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08" calcext:value-type="float">
            <text:p>9983.308</text:p>
          </table:table-cell>
          <table:table-cell office:value-type="float" office:value="16.692" calcext:value-type="float">
            <text:p>16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4" calcext:value-type="float">
            <text:p>9996.184</text:p>
          </table:table-cell>
          <table:table-cell office:value-type="float" office:value="3.816" calcext:value-type="float">
            <text:p>3.8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27" calcext:value-type="float">
            <text:p>9994.427</text:p>
          </table:table-cell>
          <table:table-cell office:value-type="float" office:value="5.573" calcext:value-type="float">
            <text:p>5.5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06" calcext:value-type="float">
            <text:p>9986.806</text:p>
          </table:table-cell>
          <table:table-cell office:value-type="float" office:value="13.194" calcext:value-type="float">
            <text:p>13.1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19" calcext:value-type="float">
            <text:p>9996.719</text:p>
          </table:table-cell>
          <table:table-cell office:value-type="float" office:value="3.281" calcext:value-type="float">
            <text:p>3.2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22" calcext:value-type="float">
            <text:p>9987.022</text:p>
          </table:table-cell>
          <table:table-cell office:value-type="float" office:value="12.978" calcext:value-type="float">
            <text:p>12.9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" calcext:value-type="float">
            <text:p>9997.3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12" calcext:value-type="float">
            <text:p>9993.512</text:p>
          </table:table-cell>
          <table:table-cell office:value-type="float" office:value="6.488" calcext:value-type="float">
            <text:p>6.4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08" calcext:value-type="float">
            <text:p>9995.208</text:p>
          </table:table-cell>
          <table:table-cell office:value-type="float" office:value="4.792" calcext:value-type="float">
            <text:p>4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549" calcext:value-type="float">
            <text:p>9984.549</text:p>
          </table:table-cell>
          <table:table-cell office:value-type="float" office:value="15.451" calcext:value-type="float">
            <text:p>15.4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45" calcext:value-type="float">
            <text:p>9991.245</text:p>
          </table:table-cell>
          <table:table-cell office:value-type="float" office:value="8.755" calcext:value-type="float">
            <text:p>8.7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57" calcext:value-type="float">
            <text:p>9991.257</text:p>
          </table:table-cell>
          <table:table-cell office:value-type="float" office:value="8.743" calcext:value-type="float">
            <text:p>8.7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15" calcext:value-type="float">
            <text:p>9996.115</text:p>
          </table:table-cell>
          <table:table-cell office:value-type="float" office:value="3.885" calcext:value-type="float">
            <text:p>3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35" calcext:value-type="float">
            <text:p>9994.535</text:p>
          </table:table-cell>
          <table:table-cell office:value-type="float" office:value="5.465" calcext:value-type="float">
            <text:p>5.4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0.351" calcext:value-type="float">
            <text:p>9970.351</text:p>
          </table:table-cell>
          <table:table-cell office:value-type="float" office:value="29.649" calcext:value-type="float">
            <text:p>29.6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841" calcext:value-type="float">
            <text:p>9975.841</text:p>
          </table:table-cell>
          <table:table-cell office:value-type="float" office:value="24.159" calcext:value-type="float">
            <text:p>24.1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98" calcext:value-type="float">
            <text:p>9987.498</text:p>
          </table:table-cell>
          <table:table-cell office:value-type="float" office:value="12.502" calcext:value-type="float">
            <text:p>12.5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623" calcext:value-type="float">
            <text:p>9982.623</text:p>
          </table:table-cell>
          <table:table-cell office:value-type="float" office:value="17.377" calcext:value-type="float">
            <text:p>17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88" calcext:value-type="float">
            <text:p>9990.188</text:p>
          </table:table-cell>
          <table:table-cell office:value-type="float" office:value="9.812" calcext:value-type="float">
            <text:p>9.8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48" calcext:value-type="float">
            <text:p>9984.248</text:p>
          </table:table-cell>
          <table:table-cell office:value-type="float" office:value="15.752" calcext:value-type="float">
            <text:p>15.7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56" calcext:value-type="float">
            <text:p>9986.656</text:p>
          </table:table-cell>
          <table:table-cell office:value-type="float" office:value="13.344" calcext:value-type="float">
            <text:p>13.3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4" calcext:value-type="float">
            <text:p>9994.044</text:p>
          </table:table-cell>
          <table:table-cell office:value-type="float" office:value="5.956" calcext:value-type="float">
            <text:p>5.9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81" calcext:value-type="float">
            <text:p>9986.981</text:p>
          </table:table-cell>
          <table:table-cell office:value-type="float" office:value="13.019" calcext:value-type="float">
            <text:p>13.0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27" calcext:value-type="float">
            <text:p>9988.127</text:p>
          </table:table-cell>
          <table:table-cell office:value-type="float" office:value="11.873" calcext:value-type="float">
            <text:p>11.8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23" calcext:value-type="float">
            <text:p>9994.023</text:p>
          </table:table-cell>
          <table:table-cell office:value-type="float" office:value="5.977" calcext:value-type="float">
            <text:p>5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1" calcext:value-type="float">
            <text:p>9993.001</text:p>
          </table:table-cell>
          <table:table-cell office:value-type="float" office:value="6.999" calcext:value-type="float">
            <text:p>6.9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08" calcext:value-type="float">
            <text:p>9995.208</text:p>
          </table:table-cell>
          <table:table-cell office:value-type="float" office:value="4.792" calcext:value-type="float">
            <text:p>4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35" calcext:value-type="float">
            <text:p>9987.535</text:p>
          </table:table-cell>
          <table:table-cell office:value-type="float" office:value="12.465" calcext:value-type="float">
            <text:p>12.4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26" calcext:value-type="float">
            <text:p>9983.126</text:p>
          </table:table-cell>
          <table:table-cell office:value-type="float" office:value="16.874" calcext:value-type="float">
            <text:p>16.8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73" calcext:value-type="float">
            <text:p>9994.173</text:p>
          </table:table-cell>
          <table:table-cell office:value-type="float" office:value="5.827" calcext:value-type="float">
            <text:p>5.8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86" calcext:value-type="float">
            <text:p>9989.686</text:p>
          </table:table-cell>
          <table:table-cell office:value-type="float" office:value="10.314" calcext:value-type="float">
            <text:p>10.3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81" calcext:value-type="float">
            <text:p>9991.081</text:p>
          </table:table-cell>
          <table:table-cell office:value-type="float" office:value="8.919" calcext:value-type="float">
            <text:p>8.9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811" calcext:value-type="float">
            <text:p>9983.811</text:p>
          </table:table-cell>
          <table:table-cell office:value-type="float" office:value="16.189" calcext:value-type="float">
            <text:p>16.1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092" calcext:value-type="float">
            <text:p>9985.092</text:p>
          </table:table-cell>
          <table:table-cell office:value-type="float" office:value="14.908" calcext:value-type="float">
            <text:p>14.9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6" calcext:value-type="float">
            <text:p>9994.56</text:p>
          </table:table-cell>
          <table:table-cell office:value-type="float" office:value="5.44" calcext:value-type="float">
            <text:p>5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66.767" calcext:value-type="float">
            <text:p>9966.767</text:p>
          </table:table-cell>
          <table:table-cell office:value-type="float" office:value="33.233" calcext:value-type="float">
            <text:p>33.23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23" calcext:value-type="float">
            <text:p>9995.023</text:p>
          </table:table-cell>
          <table:table-cell office:value-type="float" office:value="4.977" calcext:value-type="float">
            <text:p>4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63" calcext:value-type="float">
            <text:p>9992.663</text:p>
          </table:table-cell>
          <table:table-cell office:value-type="float" office:value="7.337" calcext:value-type="float">
            <text:p>7.3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35" calcext:value-type="float">
            <text:p>9981.835</text:p>
          </table:table-cell>
          <table:table-cell office:value-type="float" office:value="18.165" calcext:value-type="float">
            <text:p>18.1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15" calcext:value-type="float">
            <text:p>9995.115</text:p>
          </table:table-cell>
          <table:table-cell office:value-type="float" office:value="4.885" calcext:value-type="float">
            <text:p>4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542" calcext:value-type="float">
            <text:p>9982.542</text:p>
          </table:table-cell>
          <table:table-cell office:value-type="float" office:value="17.458" calcext:value-type="float">
            <text:p>17.4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99" calcext:value-type="float">
            <text:p>9995.999</text:p>
          </table:table-cell>
          <table:table-cell office:value-type="float" office:value="4.001" calcext:value-type="float">
            <text:p>4.0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73" calcext:value-type="float">
            <text:p>9994.173</text:p>
          </table:table-cell>
          <table:table-cell office:value-type="float" office:value="5.827" calcext:value-type="float">
            <text:p>5.8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82" calcext:value-type="float">
            <text:p>9986.182</text:p>
          </table:table-cell>
          <table:table-cell office:value-type="float" office:value="13.818" calcext:value-type="float">
            <text:p>13.8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4" calcext:value-type="float">
            <text:p>9996.534</text:p>
          </table:table-cell>
          <table:table-cell office:value-type="float" office:value="3.466" calcext:value-type="float">
            <text:p>3.4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61" calcext:value-type="float">
            <text:p>9986.261</text:p>
          </table:table-cell>
          <table:table-cell office:value-type="float" office:value="13.739" calcext:value-type="float">
            <text:p>13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5" calcext:value-type="float">
            <text:p>9997.185</text:p>
          </table:table-cell>
          <table:table-cell office:value-type="float" office:value="2.815" calcext:value-type="float">
            <text:p>2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87" calcext:value-type="float">
            <text:p>9993.187</text:p>
          </table:table-cell>
          <table:table-cell office:value-type="float" office:value="6.813" calcext:value-type="float">
            <text:p>6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53" calcext:value-type="float">
            <text:p>9994.953</text:p>
          </table:table-cell>
          <table:table-cell office:value-type="float" office:value="5.047" calcext:value-type="float">
            <text:p>5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788" calcext:value-type="float">
            <text:p>9983.788</text:p>
          </table:table-cell>
          <table:table-cell office:value-type="float" office:value="16.212" calcext:value-type="float">
            <text:p>16.2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51" calcext:value-type="float">
            <text:p>9990.851</text:p>
          </table:table-cell>
          <table:table-cell office:value-type="float" office:value="9.149" calcext:value-type="float">
            <text:p>9.1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" calcext:value-type="float">
            <text:p>9995.93</text:p>
          </table:table-cell>
          <table:table-cell office:value-type="float" office:value="4.07" calcext:value-type="float">
            <text:p>4.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77" calcext:value-type="float">
            <text:p>9994.177</text:p>
          </table:table-cell>
          <table:table-cell office:value-type="float" office:value="5.823" calcext:value-type="float">
            <text:p>5.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69.051" calcext:value-type="float">
            <text:p>9969.051</text:p>
          </table:table-cell>
          <table:table-cell office:value-type="float" office:value="30.949" calcext:value-type="float">
            <text:p>30.9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4.747" calcext:value-type="float">
            <text:p>9974.747</text:p>
          </table:table-cell>
          <table:table-cell office:value-type="float" office:value="25.253" calcext:value-type="float">
            <text:p>25.2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65" calcext:value-type="float">
            <text:p>9986.965</text:p>
          </table:table-cell>
          <table:table-cell office:value-type="float" office:value="13.035" calcext:value-type="float">
            <text:p>13.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62" calcext:value-type="float">
            <text:p>9981.862</text:p>
          </table:table-cell>
          <table:table-cell office:value-type="float" office:value="18.138" calcext:value-type="float">
            <text:p>18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48" calcext:value-type="float">
            <text:p>9989.748</text:p>
          </table:table-cell>
          <table:table-cell office:value-type="float" office:value="10.252" calcext:value-type="float">
            <text:p>10.2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32" calcext:value-type="float">
            <text:p>9983.532</text:p>
          </table:table-cell>
          <table:table-cell office:value-type="float" office:value="16.468" calcext:value-type="float">
            <text:p>16.4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076" calcext:value-type="float">
            <text:p>9986.076</text:p>
          </table:table-cell>
          <table:table-cell office:value-type="float" office:value="13.924" calcext:value-type="float">
            <text:p>13.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71" calcext:value-type="float">
            <text:p>9993.871</text:p>
          </table:table-cell>
          <table:table-cell office:value-type="float" office:value="6.129" calcext:value-type="float">
            <text:p>6.1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81" calcext:value-type="float">
            <text:p>9986.381</text:p>
          </table:table-cell>
          <table:table-cell office:value-type="float" office:value="13.619" calcext:value-type="float">
            <text:p>13.6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71" calcext:value-type="float">
            <text:p>9987.571</text:p>
          </table:table-cell>
          <table:table-cell office:value-type="float" office:value="12.429" calcext:value-type="float">
            <text:p>12.4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99" calcext:value-type="float">
            <text:p>9993.699</text:p>
          </table:table-cell>
          <table:table-cell office:value-type="float" office:value="6.301" calcext:value-type="float">
            <text:p>6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99" calcext:value-type="float">
            <text:p>9992.699</text:p>
          </table:table-cell>
          <table:table-cell office:value-type="float" office:value="7.301" calcext:value-type="float">
            <text:p>7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" calcext:value-type="float">
            <text:p>99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33" calcext:value-type="float">
            <text:p>9986.933</text:p>
          </table:table-cell>
          <table:table-cell office:value-type="float" office:value="13.067" calcext:value-type="float">
            <text:p>13.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364" calcext:value-type="float">
            <text:p>9982.364</text:p>
          </table:table-cell>
          <table:table-cell office:value-type="float" office:value="17.636" calcext:value-type="float">
            <text:p>17.6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2" calcext:value-type="float">
            <text:p>9993.92</text:p>
          </table:table-cell>
          <table:table-cell office:value-type="float" office:value="6.08" calcext:value-type="float">
            <text:p>6.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69" calcext:value-type="float">
            <text:p>9989.169</text:p>
          </table:table-cell>
          <table:table-cell office:value-type="float" office:value="10.831" calcext:value-type="float">
            <text:p>10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82" calcext:value-type="float">
            <text:p>9990.782</text:p>
          </table:table-cell>
          <table:table-cell office:value-type="float" office:value="9.218" calcext:value-type="float">
            <text:p>9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094" calcext:value-type="float">
            <text:p>9983.094</text:p>
          </table:table-cell>
          <table:table-cell office:value-type="float" office:value="16.906" calcext:value-type="float">
            <text:p>16.9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51" calcext:value-type="float">
            <text:p>9984.451</text:p>
          </table:table-cell>
          <table:table-cell office:value-type="float" office:value="15.549" calcext:value-type="float">
            <text:p>15.5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75" calcext:value-type="float">
            <text:p>9994.375</text:p>
          </table:table-cell>
          <table:table-cell office:value-type="float" office:value="5.625" calcext:value-type="float">
            <text:p>5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65.39" calcext:value-type="float">
            <text:p>9965.39</text:p>
          </table:table-cell>
          <table:table-cell office:value-type="float" office:value="34.61" calcext:value-type="float">
            <text:p>34.6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14" calcext:value-type="float">
            <text:p>9994.814</text:p>
          </table:table-cell>
          <table:table-cell office:value-type="float" office:value="5.186" calcext:value-type="float">
            <text:p>5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12" calcext:value-type="float">
            <text:p>9992.212</text:p>
          </table:table-cell>
          <table:table-cell office:value-type="float" office:value="7.788" calcext:value-type="float">
            <text:p>7.7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061" calcext:value-type="float">
            <text:p>9981.061</text:p>
          </table:table-cell>
          <table:table-cell office:value-type="float" office:value="18.939" calcext:value-type="float">
            <text:p>18.9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61" calcext:value-type="float">
            <text:p>9994.861</text:p>
          </table:table-cell>
          <table:table-cell office:value-type="float" office:value="5.139" calcext:value-type="float">
            <text:p>5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76" calcext:value-type="float">
            <text:p>9981.776</text:p>
          </table:table-cell>
          <table:table-cell office:value-type="float" office:value="18.224" calcext:value-type="float">
            <text:p>18.2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6" calcext:value-type="float">
            <text:p>9995.86</text:p>
          </table:table-cell>
          <table:table-cell office:value-type="float" office:value="4.14" calcext:value-type="float">
            <text:p>4.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2" calcext:value-type="float">
            <text:p>9993.92</text:p>
          </table:table-cell>
          <table:table-cell office:value-type="float" office:value="6.08" calcext:value-type="float">
            <text:p>6.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93" calcext:value-type="float">
            <text:p>9985.593</text:p>
          </table:table-cell>
          <table:table-cell office:value-type="float" office:value="14.407" calcext:value-type="float">
            <text:p>14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96" calcext:value-type="float">
            <text:p>9996.396</text:p>
          </table:table-cell>
          <table:table-cell office:value-type="float" office:value="3.604" calcext:value-type="float">
            <text:p>3.6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8" calcext:value-type="float">
            <text:p>9997.208</text:p>
          </table:table-cell>
          <table:table-cell office:value-type="float" office:value="2.792" calcext:value-type="float">
            <text:p>2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38" calcext:value-type="float">
            <text:p>9985.638</text:p>
          </table:table-cell>
          <table:table-cell office:value-type="float" office:value="14.362" calcext:value-type="float">
            <text:p>14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7" calcext:value-type="float">
            <text:p>9997.07</text:p>
          </table:table-cell>
          <table:table-cell office:value-type="float" office:value="2.93" calcext:value-type="float">
            <text:p>2.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2" calcext:value-type="float">
            <text:p>9993.002</text:p>
          </table:table-cell>
          <table:table-cell office:value-type="float" office:value="6.998" calcext:value-type="float">
            <text:p>6.9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68" calcext:value-type="float">
            <text:p>9994.768</text:p>
          </table:table-cell>
          <table:table-cell office:value-type="float" office:value="5.232" calcext:value-type="float">
            <text:p>5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026" calcext:value-type="float">
            <text:p>9983.026</text:p>
          </table:table-cell>
          <table:table-cell office:value-type="float" office:value="16.974" calcext:value-type="float">
            <text:p>16.9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57" calcext:value-type="float">
            <text:p>9990.457</text:p>
          </table:table-cell>
          <table:table-cell office:value-type="float" office:value="9.543" calcext:value-type="float">
            <text:p>9.5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68" calcext:value-type="float">
            <text:p>9990.468</text:p>
          </table:table-cell>
          <table:table-cell office:value-type="float" office:value="9.532" calcext:value-type="float">
            <text:p>9.5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91" calcext:value-type="float">
            <text:p>9995.791</text:p>
          </table:table-cell>
          <table:table-cell office:value-type="float" office:value="4.209" calcext:value-type="float">
            <text:p>4.2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SUM([.H1152:.H1201])" office:value-type="float" office:value="541.667" calcext:value-type="float">
            <text:p>541.667</text:p>
          </table:table-cell>
          <table:table-cell table:number-columns-repeated="2"/>
          <table:table-cell table:formula="of:=[.H1203]/50" office:value-type="float" office:value="10.83334" calcext:value-type="float">
            <text:p>10.83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5T16:48:27.805743529</dc:date>
    <meta:editing-duration>PT53S</meta:editing-duration>
    <meta:editing-cycles>1</meta:editing-cycles>
    <meta:document-statistic meta:table-count="1" meta:cell-count="10811" meta:object-count="0"/>
    <meta:generator>LibreOffice/24.2.7.2$Linux_X86_64 LibreOffice_project/420$Build-2</meta:generator>
  </office:meta>
</office:document-meta>
</file>